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Standard">
      <style:paragraph-properties fo:margin-top="0cm" fo:margin-bottom="0.499cm" style:contextual-spacing="false"/>
    </style:style>
    <style:style style:name="P3" style:family="paragraph" style:parent-style-name="Text_20_body" style:list-style-name="L1"/>
    <style:style style:name="P4" style:family="paragraph" style:parent-style-name="Text_20_body">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25"/>
    <style:style style:name="P29" style:family="paragraph" style:parent-style-name="Text_20_body" style:list-style-name="L26"/>
    <style:style style:name="P30" style:family="paragraph" style:parent-style-name="Text_20_body" style:list-style-name="L27"/>
    <style:style style:name="P31" style:family="paragraph" style:parent-style-name="Text_20_body" style:list-style-name="L28"/>
    <style:style style:name="P32" style:family="paragraph" style:parent-style-name="Text_20_body" style:list-style-name="L29"/>
    <style:style style:name="P33" style:family="paragraph" style:parent-style-name="Text_20_body" style:list-style-name="L30"/>
    <style:style style:name="P34" style:family="paragraph" style:parent-style-name="Text_20_body" style:list-style-name="L31"/>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TM32WBA54 LPM Programming Guide</text:p>
      <text:p text:style-name="Standard">Написать программу для stm32wba54 с использованием LPM</text:p>
      <text:p text:style-name="P2"/>
      <text:p text:style-name="Text_20_body">Для написания программы на STM32WBA54 с использованием низкопотребляющих режимов (LPM - Low Power Modes) вам потребуется использовать библиотеки и инструменты, предоставляемые STMicroelectronics. В частности, вы будете использовать STM32CubeMX для генерации кода и библиотеку HAL/LL для работы с микроконтроллером.</text:p>
      <text:p text:style-name="Text_20_body">Ниже приведен пример программы, которая демонстрирует использование низкопотребляющих режимов на STM32WBA54. В данном примере используется режим Stop Mode.</text:p>
      <text:h text:style-name="Heading_20_3" text:outline-level="3">Шаги для создания программы:</text:h>
      <text:list text:style-name="L1">
        <text:list-item>
          <text:p text:style-name="P3"><text:span text:style-name="Strong_20_Emphasis">Установите необходимые инструменты:</text:span></text:p>
          <text:list>
            <text:list-item>
              <text:p text:style-name="P3">STM32CubeMX</text:p>
            </text:list-item>
            <text:list-item>
              <text:p text:style-name="P3">STM32CubeIDE или другой компилятор, поддерживающий STM32</text:p>
            </text:list-item>
          </text:list>
        </text:list-item>
        <text:list-item>
          <text:p text:style-name="P3"><text:span text:style-name="Strong_20_Emphasis">Создайте проект в STM32CubeMX:</text:span></text:p>
          <text:list>
            <text:list-item>
              <text:p text:style-name="P3">Выберите микроконтроллер STM32WBA54.</text:p>
            </text:list-item>
            <text:list-item>
              <text:p text:style-name="P3">Настройте тактирование (Clock Configuration).</text:p>
            </text:list-item>
            <text:list-item>
              <text:p text:style-name="P3">Включите необходимые периферийные устройства (например, GPIO для управления светодиодом).</text:p>
            </text:list-item>
            <text:list-item>
              <text:p text:style-name="P3">В разделе "System Core" выберите "Power" и настройте режимы энергосбережения.</text:p>
            </text:list-item>
          </text:list>
        </text:list-item>
        <text:list-item>
          <text:p text:style-name="P3"><text:span text:style-name="Strong_20_Emphasis">Сгенерируйте код:</text:span></text:p>
          <text:list>
            <text:list-item>
              <text:p text:style-name="P3">Используйте STM32CubeMX для генерации кода проекта.</text:p>
            </text:list-item>
          </text:list>
        </text:list-item>
        <text:list-item>
          <text:p text:style-name="P3"><text:span text:style-name="Strong_20_Emphasis">Добавьте свой код:</text:span></text:p>
          <text:list>
            <text:list-item>
              <text:p text:style-name="P3">В сгенерированном проекте добавьте код для управления низкопотребляющими режимами.</text:p>
            </text:list-item>
          </text:list>
        </text:list-item>
      </text:list>
      <text:h text:style-name="Heading_20_3" text:outline-level="3">Пример кода:</text:h>
      <text:p text:style-name="P4">c</text:p>
      <text:p text:style-name="Text_20_body">Copy</text:p>
      <text:p text:style-name="Preformatted_20_Text">#include "main.h"</text:p>
      <text:p text:style-name="Preformatted_20_Text">#include "stm32wbaxx_hal.h"</text:p>
      <text:p text:style-name="Preformatted_20_Text"/>
      <text:p text:style-name="Preformatted_20_Text">void SystemClock_Config(void);</text:p>
      <text:p text:style-name="Preformatted_20_Text">static void MX_GPIO_Init(void);</text:p>
      <text:p text:style-name="Preformatted_20_Text"/>
      <text:p text:style-name="Preformatted_20_Text">int main(void)</text:p>
      <text:p text:style-name="Preformatted_20_Text">{</text:p>
      <text:p text:style-name="Preformatted_20_Text"><text:s text:c="4"/>// Инициализация HAL</text:p>
      <text:p text:style-name="Preformatted_20_Text"><text:s text:c="4"/>HAL_Init();</text:p>
      <text:p text:style-name="Preformatted_20_Text"/>
      <text:p text:style-name="Preformatted_20_Text"><text:soft-page-break/><text:s text:c="4"/>// Настройка системного тактирования</text:p>
      <text:p text:style-name="Preformatted_20_Text"><text:s text:c="4"/>SystemClock_Config();</text:p>
      <text:p text:style-name="Preformatted_20_Text"/>
      <text:p text:style-name="Preformatted_20_Text"><text:s text:c="4"/>// Инициализация GPIO</text:p>
      <text:p text:style-name="Preformatted_20_Text"><text:s text:c="4"/>MX_GPIO_Init();</text:p>
      <text:p text:style-name="Preformatted_20_Text"/>
      <text:p text:style-name="Preformatted_20_Text"><text:s text:c="4"/>// Основной цикл</text:p>
      <text:p text:style-name="Preformatted_20_Text"><text:s text:c="4"/>while (1)</text:p>
      <text:p text:style-name="Preformatted_20_Text"><text:s text:c="4"/>{</text:p>
      <text:p text:style-name="Preformatted_20_Text"><text:s text:c="8"/>// Включаем светодиод</text:p>
      <text:p text:style-name="Preformatted_20_Text"><text:s text:c="8"/>HAL_GPIO_WritePin(GPIOA, GPIO_PIN_5, GPIO_PIN_SET);</text:p>
      <text:p text:style-name="Preformatted_20_Text"><text:s text:c="8"/>HAL_Delay(1000);</text:p>
      <text:p text:style-name="Preformatted_20_Text"/>
      <text:p text:style-name="Preformatted_20_Text"><text:s text:c="8"/>// Выключаем светодиод</text:p>
      <text:p text:style-name="Preformatted_20_Text"><text:s text:c="8"/>HAL_GPIO_WritePin(GPIOA, GPIO_PIN_5, GPIO_PIN_RESET);</text:p>
      <text:p text:style-name="Preformatted_20_Text"><text:s text:c="8"/>HAL_Delay(1000);</text:p>
      <text:p text:style-name="Preformatted_20_Text"/>
      <text:p text:style-name="Preformatted_20_Text"><text:s text:c="8"/>// Переход в режим Stop Mode</text:p>
      <text:p text:style-name="Preformatted_20_Text"><text:s text:c="8"/>HAL_PWR_EnterSTOPMode(PWR_MAINREGULATOR_ON, PWR_STOPENTRY_WFI);</text:p>
      <text:p text:style-name="Preformatted_20_Text"/>
      <text:p text:style-name="Preformatted_20_Text"><text:s text:c="8"/>// После выхода из Stop Mode переконфигурируем тактирование</text:p>
      <text:p text:style-name="Preformatted_20_Text"><text:s text:c="8"/>SystemClock_Config();</text:p>
      <text:p text:style-name="Preformatted_20_Text"><text:s text:c="4"/>}</text:p>
      <text:p text:style-name="Preformatted_20_Text">}</text:p>
      <text:p text:style-name="Preformatted_20_Text"/>
      <text:p text:style-name="Preformatted_20_Text">void SystemClock_Config(void)</text:p>
      <text:p text:style-name="Preformatted_20_Text">{</text:p>
      <text:p text:style-name="Preformatted_20_Text"><text:s text:c="4"/>RCC_OscInitTypeDef RCC_OscInitStruct = {0};</text:p>
      <text:p text:style-name="Preformatted_20_Text"><text:s text:c="4"/>RCC_ClkInitTypeDef RCC_ClkInitStruct = {0};</text:p>
      <text:p text:style-name="Preformatted_20_Text"/>
      <text:p text:style-name="Preformatted_20_Text"><text:s text:c="4"/>// Настройка HSE и PLL</text:p>
      <text:p text:style-name="Preformatted_20_Text"><text:s text:c="4"/>RCC_OscInitStruct.OscillatorType = RCC_OSCILLATORTYPE_HSE;</text:p>
      <text:p text:style-name="Preformatted_20_Text"><text:s text:c="4"/>RCC_OscInitStruct.HSEState = RCC_HSE_ON;</text:p>
      <text:p text:style-name="Preformatted_20_Text"><text:s text:c="4"/>RCC_OscInitStruct.PLL.PLLState = RCC_PLL_ON;</text:p>
      <text:p text:style-name="Preformatted_20_Text"><text:s text:c="4"/>RCC_OscInitStruct.PLL.PLLSource = RCC_PLLSOURCE_HSE;</text:p>
      <text:p text:style-name="Preformatted_20_Text"><text:s text:c="4"/>RCC_OscInitStruct.PLL.PLLM = RCC_PLLM_DIV1;</text:p>
      <text:p text:style-name="Preformatted_20_Text"><text:s text:c="4"/>RCC_OscInitStruct.PLL.PLLN = 8;</text:p>
      <text:p text:style-name="Preformatted_20_Text"><text:s text:c="4"/>RCC_OscInitStruct.PLL.PLLP = RCC_PLLP_DIV2;</text:p>
      <text:p text:style-name="Preformatted_20_Text"><text:s text:c="4"/>RCC_OscInitStruct.PLL.PLLQ = RCC_PLLQ_DIV2;</text:p>
      <text:p text:style-name="Preformatted_20_Text"><text:s text:c="4"/>RCC_OscInitStruct.PLL.PLLR = RCC_PLLR_DIV2;</text:p>
      <text:p text:style-name="Preformatted_20_Text"><text:s text:c="4"/>if (HAL_RCC_OscConfig(&amp;RCC_OscInitStruct) != HAL_OK)</text:p>
      <text:p text:style-name="Preformatted_20_Text"><text:s text:c="4"/>{</text:p>
      <text:p text:style-name="Preformatted_20_Text"><text:s text:c="8"/>// Ошибка инициализации</text:p>
      <text:p text:style-name="Preformatted_20_Text"><text:s text:c="8"/>while (1);</text:p>
      <text:p text:style-name="Preformatted_20_Text"><text:s text:c="4"/>}</text:p>
      <text:p text:style-name="Preformatted_20_Text"/>
      <text:p text:style-name="Preformatted_20_Text"><text:s text:c="4"/>// Настройка тактовых частот</text:p>
      <text:p text:style-name="Preformatted_20_Text"><text:s text:c="4"/>RCC_ClkInitStruct.ClockType = RCC_CLOCKTYPE_HCLK | RCC_CLOCKTYPE_SYSCLK</text:p>
      <text:p text:style-name="Preformatted_20_Text"><text:s text:c="34"/>| RCC_CLOCKTYPE_PCLK1 | RCC_CLOCKTYPE_PCLK2;</text:p>
      <text:p text:style-name="Preformatted_20_Text"><text:s text:c="4"/>RCC_ClkInitStruct.SYSCLKSource = RCC_SYSCLKSOURCE_PLLCLK;</text:p>
      <text:p text:style-name="Preformatted_20_Text"><text:s text:c="4"/>RCC_ClkInitStruct.AHBCLKDivider = RCC_SYSCLK_DIV1;</text:p>
      <text:p text:style-name="Preformatted_20_Text"><text:s text:c="4"/>RCC_ClkInitStruct.APB1CLKDivider = RCC_HCLK_DIV1;</text:p>
      <text:p text:style-name="Preformatted_20_Text"><text:s text:c="4"/>RCC_ClkInitStruct.APB2CLKDivider = RCC_HCLK_DIV1;</text:p>
      <text:p text:style-name="Preformatted_20_Text"/>
      <text:p text:style-name="Preformatted_20_Text"><text:s text:c="4"/>if (HAL_RCC_ClockConfig(&amp;RCC_ClkInitStruct, FLASH_LATENCY_1) != HAL_OK)</text:p>
      <text:p text:style-name="Preformatted_20_Text"><text:s text:c="4"/>{</text:p>
      <text:p text:style-name="Preformatted_20_Text"><text:s text:c="8"/>// Ошибка инициализации</text:p>
      <text:p text:style-name="Preformatted_20_Text"><text:s text:c="8"/>while (1);</text:p>
      <text:p text:style-name="Preformatted_20_Text"><text:s text:c="4"/>}</text:p>
      <text:p text:style-name="Preformatted_20_Text">}</text:p>
      <text:p text:style-name="Preformatted_20_Text"/>
      <text:p text:style-name="Preformatted_20_Text">static void MX_GPIO_Init(void)</text:p>
      <text:p text:style-name="Preformatted_20_Text">{</text:p>
      <text:p text:style-name="Preformatted_20_Text"><text:s text:c="4"/>__HAL_RCC_GPIOA_CLK_ENABLE();</text:p>
      <text:p text:style-name="Preformatted_20_Text"><text:soft-page-break/></text:p>
      <text:p text:style-name="Preformatted_20_Text"><text:s text:c="4"/>GPIO_InitTypeDef GPIO_InitStruct = {0};</text:p>
      <text:p text:style-name="Preformatted_20_Text"/>
      <text:p text:style-name="Preformatted_20_Text"><text:s text:c="4"/>// Настройка GPIO для светодиода</text:p>
      <text:p text:style-name="Preformatted_20_Text"><text:s text:c="4"/>GPIO_InitStruct.Pin = GPIO_PIN_5;</text:p>
      <text:p text:style-name="Preformatted_20_Text"><text:s text:c="4"/>GPIO_InitStruct.Mode = GPIO_MODE_OUTPUT_PP;</text:p>
      <text:p text:style-name="Preformatted_20_Text"><text:s text:c="4"/>GPIO_InitStruct.Pull = GPIO_NOPULL;</text:p>
      <text:p text:style-name="Preformatted_20_Text"><text:s text:c="4"/>GPIO_InitStruct.Speed = GPIO_SPEED_FREQ_LOW;</text:p>
      <text:p text:style-name="Preformatted_20_Text"><text:s text:c="4"/>HAL_GPIO_Init(GPIOA, &amp;GPIO_InitStruct);</text:p>
      <text:p text:style-name="P1">}</text:p>
      <text:h text:style-name="Heading_20_3" text:outline-level="3">Объяснение кода:</text:h>
      <text:list text:style-name="L2">
        <text:list-item>
          <text:p text:style-name="P5"><text:span text:style-name="Strong_20_Emphasis">HAL_PWR_EnterSTOPMode:</text:span></text:p>
          <text:list>
            <text:list-item>
              <text:p text:style-name="P5">Эта функция переводит микроконтроллер в режим Stop Mode. В данном примере используется <text:span text:style-name="Source_20_Text">PWR_STOPENTRY_WFI</text:span>, что означает, что микроконтроллер перейдет в режим Stop Mode после выполнения инструкции <text:span text:style-name="Source_20_Text">WFI</text:span> (Wait For Interrupt).</text:p>
            </text:list-item>
          </text:list>
        </text:list-item>
        <text:list-item>
          <text:p text:style-name="P5"><text:span text:style-name="Strong_20_Emphasis">SystemClock_Config:</text:span></text:p>
          <text:list>
            <text:list-item>
              <text:p text:style-name="P5">После выхода из Stop Mode необходимо переконфигурировать системное тактирование, так как частота может измениться.</text:p>
            </text:list-item>
          </text:list>
        </text:list-item>
        <text:list-item>
          <text:p text:style-name="P5"><text:span text:style-name="Strong_20_Emphasis">GPIO:</text:span></text:p>
          <text:list>
            <text:list-item>
              <text:p text:style-name="P5">В примере используется GPIO для управления светодиодом. Светодиод мигает с интервалом в 1 секунду, а затем микроконтроллер переходит в режим Stop Mode.</text:p>
            </text:list-item>
          </text:list>
        </text:list-item>
      </text:list>
      <text:h text:style-name="Heading_20_3" text:outline-level="3">Дополнительные режимы:</text:h>
      <text:list text:style-name="L3">
        <text:list-item>
          <text:p text:style-name="P6"><text:span text:style-name="Strong_20_Emphasis">Sleep Mode:</text:span></text:p>
          <text:list>
            <text:list-item>
              <text:p text:style-name="P6">Используется функция <text:span text:style-name="Source_20_Text">HAL_PWR_EnterSLEEPMode</text:span>.</text:p>
            </text:list-item>
          </text:list>
        </text:list-item>
        <text:list-item>
          <text:p text:style-name="P6"><text:span text:style-name="Strong_20_Emphasis">Standby Mode:</text:span></text:p>
          <text:list>
            <text:list-item>
              <text:p text:style-name="P6">Используется функция <text:span text:style-name="Source_20_Text">HAL_PWR_EnterSTANDBYMode</text:span>.</text:p>
            </text:list-item>
          </text:list>
        </text:list-item>
      </text:list>
      <text:h text:style-name="Heading_20_3" text:outline-level="3">Заключение:</text:h>
      <text:p text:style-name="Text_20_body">Этот пример демонстрирует базовое использование низкопотребляющих режимов на STM32WBA54. В реальных приложениях вы можете настроить более сложные сценарии, включая использование прерываний для выхода из режимов энергосбережения.</text:p>
      <text:p text:style-name="Text_20_body">Требуется перевод CPU2 в stop режим.</text:p>
      <text:p text:style-name="Text_20_body">На STM32WBA5x микроконтроллер имеет два ядра: <text:span text:style-name="Strong_20_Emphasis">CPU1</text:span> (основное ядро) и <text:span text:style-name="Strong_20_Emphasis">CPU2</text:span> (ядро для обработки BLE и других радиопротоколов). Для перевода <text:span text:style-name="Strong_20_Emphasis">CPU2</text:span> в режим <text:span text:style-name="Strong_20_Emphasis">Stop</text:span> необходимо использовать API, предоставляемые библиотекой <text:span text:style-name="Strong_20_Emphasis">STM32 WPAN</text:span>, которая управляет радиопротоколами и CPU2.</text:p>
      <text:p text:style-name="Text_20_body">Ниже приведен пример кода, который демонстрирует, как перевести <text:span text:style-name="Strong_20_Emphasis">CPU2</text:span> в режим <text:span text:style-name="Strong_20_Emphasis">Stop</text:span>.</text:p>
      <text:p text:style-name="Horizontal_20_Line"/>
      <text:h text:style-name="Heading_20_3" text:outline-level="3"><text:soft-page-break/>Шаги для перевода CPU2 в Stop Mode:</text:h>
      <text:list text:style-name="L4">
        <text:list-item>
          <text:p text:style-name="P7"><text:span text:style-name="Strong_20_Emphasis">Подключите необходимые заголовочные файлы:</text:span></text:p>
          <text:list>
            <text:list-item>
              <text:p text:style-name="P7">Для управления CPU2 используется библиотека <text:span text:style-name="Source_20_Text">stm32_wpan_common.h</text:span>.</text:p>
            </text:list-item>
          </text:list>
        </text:list-item>
        <text:list-item>
          <text:p text:style-name="P7"><text:span text:style-name="Strong_20_Emphasis">Используйте API для управления CPU2:</text:span></text:p>
          <text:list>
            <text:list-item>
              <text:p text:style-name="P7">Функция <text:span text:style-name="Source_20_Text">PWR_CPU2_ForceStop</text:span> переводит CPU2 в режим Stop.</text:p>
            </text:list-item>
          </text:list>
        </text:list-item>
        <text:list-item>
          <text:p text:style-name="P7"><text:span text:style-name="Strong_20_Emphasis">Настройте проект в STM32CubeMX:</text:span></text:p>
          <text:list>
            <text:list-item>
              <text:p text:style-name="P7">Убедитесь, что в проекте включены необходимые компоненты для работы с BLE и CPU2.</text:p>
            </text:list-item>
          </text:list>
        </text:list-item>
      </text:list>
      <text:p text:style-name="Horizontal_20_Line"/>
      <text:h text:style-name="Heading_20_3" text:outline-level="3">Пример кода:</text:h>
      <text:p text:style-name="P4">c</text:p>
      <text:p text:style-name="Text_20_body">Copy</text:p>
      <text:p text:style-name="Preformatted_20_Text">#include "stm32wbaxx_hal.h"</text:p>
      <text:p text:style-name="Preformatted_20_Text">#include "stm32_wpan_common.h"</text:p>
      <text:p text:style-name="Preformatted_20_Text"/>
      <text:p text:style-name="Preformatted_20_Text">void SystemClock_Config(void);</text:p>
      <text:p text:style-name="Preformatted_20_Text">static void MX_GPIO_Init(void);</text:p>
      <text:p text:style-name="Preformatted_20_Text"/>
      <text:p text:style-name="Preformatted_20_Text">int main(void)</text:p>
      <text:p text:style-name="Preformatted_20_Text">{</text:p>
      <text:p text:style-name="Preformatted_20_Text"><text:s text:c="4"/>// Инициализация HAL</text:p>
      <text:p text:style-name="Preformatted_20_Text"><text:s text:c="4"/>HAL_Init();</text:p>
      <text:p text:style-name="Preformatted_20_Text"/>
      <text:p text:style-name="Preformatted_20_Text"><text:s text:c="4"/>// Настройка системного тактирования</text:p>
      <text:p text:style-name="Preformatted_20_Text"><text:s text:c="4"/>SystemClock_Config();</text:p>
      <text:p text:style-name="Preformatted_20_Text"/>
      <text:p text:style-name="Preformatted_20_Text"><text:s text:c="4"/>// Инициализация GPIO</text:p>
      <text:p text:style-name="Preformatted_20_Text"><text:s text:c="4"/>MX_GPIO_Init();</text:p>
      <text:p text:style-name="Preformatted_20_Text"/>
      <text:p text:style-name="Preformatted_20_Text"><text:s text:c="4"/>// Основной цикл</text:p>
      <text:p text:style-name="Preformatted_20_Text"><text:s text:c="4"/>while (1)</text:p>
      <text:p text:style-name="Preformatted_20_Text"><text:s text:c="4"/>{</text:p>
      <text:p text:style-name="Preformatted_20_Text"><text:s text:c="8"/>// Включаем светодиод</text:p>
      <text:p text:style-name="Preformatted_20_Text"><text:s text:c="8"/>HAL_GPIO_WritePin(GPIOA, GPIO_PIN_5, GPIO_PIN_SET);</text:p>
      <text:p text:style-name="Preformatted_20_Text"><text:s text:c="8"/>HAL_Delay(1000);</text:p>
      <text:p text:style-name="Preformatted_20_Text"/>
      <text:p text:style-name="Preformatted_20_Text"><text:s text:c="8"/>// Выключаем светодиод</text:p>
      <text:p text:style-name="Preformatted_20_Text"><text:s text:c="8"/>HAL_GPIO_WritePin(GPIOA, GPIO_PIN_5, GPIO_PIN_RESET);</text:p>
      <text:p text:style-name="Preformatted_20_Text"><text:s text:c="8"/>HAL_Delay(1000);</text:p>
      <text:p text:style-name="Preformatted_20_Text"/>
      <text:p text:style-name="Preformatted_20_Text"><text:s text:c="8"/>// Перевод CPU2 в режим Stop</text:p>
      <text:p text:style-name="Preformatted_20_Text"><text:s text:c="8"/>PWR_CPU2_ForceStop();</text:p>
      <text:p text:style-name="Preformatted_20_Text"/>
      <text:p text:style-name="Preformatted_20_Text"><text:s text:c="8"/>// После выхода из Stop Mode CPU2 может быть активирован снова через BLE или другие события</text:p>
      <text:p text:style-name="Preformatted_20_Text"><text:s text:c="4"/>}</text:p>
      <text:p text:style-name="Preformatted_20_Text">}</text:p>
      <text:p text:style-name="Preformatted_20_Text"/>
      <text:p text:style-name="Preformatted_20_Text">void SystemClock_Config(void)</text:p>
      <text:p text:style-name="Preformatted_20_Text">{</text:p>
      <text:p text:style-name="Preformatted_20_Text"><text:s text:c="4"/>RCC_OscInitTypeDef RCC_OscInitStruct = {0};</text:p>
      <text:p text:style-name="Preformatted_20_Text"><text:s text:c="4"/>RCC_ClkInitTypeDef RCC_ClkInitStruct = {0};</text:p>
      <text:p text:style-name="Preformatted_20_Text"><text:soft-page-break/></text:p>
      <text:p text:style-name="Preformatted_20_Text"><text:s text:c="4"/>// Настройка HSE и PLL</text:p>
      <text:p text:style-name="Preformatted_20_Text"><text:s text:c="4"/>RCC_OscInitStruct.OscillatorType = RCC_OSCILLATORTYPE_HSE;</text:p>
      <text:p text:style-name="Preformatted_20_Text"><text:s text:c="4"/>RCC_OscInitStruct.HSEState = RCC_HSE_ON;</text:p>
      <text:p text:style-name="Preformatted_20_Text"><text:s text:c="4"/>RCC_OscInitStruct.PLL.PLLState = RCC_PLL_ON;</text:p>
      <text:p text:style-name="Preformatted_20_Text"><text:s text:c="4"/>RCC_OscInitStruct.PLL.PLLSource = RCC_PLLSOURCE_HSE;</text:p>
      <text:p text:style-name="Preformatted_20_Text"><text:s text:c="4"/>RCC_OscInitStruct.PLL.PLLM = RCC_PLLM_DIV1;</text:p>
      <text:p text:style-name="Preformatted_20_Text"><text:s text:c="4"/>RCC_OscInitStruct.PLL.PLLN = 8;</text:p>
      <text:p text:style-name="Preformatted_20_Text"><text:s text:c="4"/>RCC_OscInitStruct.PLL.PLLP = RCC_PLLP_DIV2;</text:p>
      <text:p text:style-name="Preformatted_20_Text"><text:s text:c="4"/>RCC_OscInitStruct.PLL.PLLQ = RCC_PLLQ_DIV2;</text:p>
      <text:p text:style-name="Preformatted_20_Text"><text:s text:c="4"/>RCC_OscInitStruct.PLL.PLLR = RCC_PLLR_DIV2;</text:p>
      <text:p text:style-name="Preformatted_20_Text"><text:s text:c="4"/>if (HAL_RCC_OscConfig(&amp;RCC_OscInitStruct) != HAL_OK)</text:p>
      <text:p text:style-name="Preformatted_20_Text"><text:s text:c="4"/>{</text:p>
      <text:p text:style-name="Preformatted_20_Text"><text:s text:c="8"/>// Ошибка инициализации</text:p>
      <text:p text:style-name="Preformatted_20_Text"><text:s text:c="8"/>while (1);</text:p>
      <text:p text:style-name="Preformatted_20_Text"><text:s text:c="4"/>}</text:p>
      <text:p text:style-name="Preformatted_20_Text"/>
      <text:p text:style-name="Preformatted_20_Text"><text:s text:c="4"/>// Настройка тактовых частот</text:p>
      <text:p text:style-name="Preformatted_20_Text"><text:s text:c="4"/>RCC_ClkInitStruct.ClockType = RCC_CLOCKTYPE_HCLK | RCC_CLOCKTYPE_SYSCLK</text:p>
      <text:p text:style-name="Preformatted_20_Text"><text:s text:c="34"/>| RCC_CLOCKTYPE_PCLK1 | RCC_CLOCKTYPE_PCLK2;</text:p>
      <text:p text:style-name="Preformatted_20_Text"><text:s text:c="4"/>RCC_ClkInitStruct.SYSCLKSource = RCC_SYSCLKSOURCE_PLLCLK;</text:p>
      <text:p text:style-name="Preformatted_20_Text"><text:s text:c="4"/>RCC_ClkInitStruct.AHBCLKDivider = RCC_SYSCLK_DIV1;</text:p>
      <text:p text:style-name="Preformatted_20_Text"><text:s text:c="4"/>RCC_ClkInitStruct.APB1CLKDivider = RCC_HCLK_DIV1;</text:p>
      <text:p text:style-name="Preformatted_20_Text"><text:s text:c="4"/>RCC_ClkInitStruct.APB2CLKDivider = RCC_HCLK_DIV1;</text:p>
      <text:p text:style-name="Preformatted_20_Text"/>
      <text:p text:style-name="Preformatted_20_Text"><text:s text:c="4"/>if (HAL_RCC_ClockConfig(&amp;RCC_ClkInitStruct, FLASH_LATENCY_1) != HAL_OK)</text:p>
      <text:p text:style-name="Preformatted_20_Text"><text:s text:c="4"/>{</text:p>
      <text:p text:style-name="Preformatted_20_Text"><text:s text:c="8"/>// Ошибка инициализации</text:p>
      <text:p text:style-name="Preformatted_20_Text"><text:s text:c="8"/>while (1);</text:p>
      <text:p text:style-name="Preformatted_20_Text"><text:s text:c="4"/>}</text:p>
      <text:p text:style-name="Preformatted_20_Text">}</text:p>
      <text:p text:style-name="Preformatted_20_Text"/>
      <text:p text:style-name="Preformatted_20_Text">static void MX_GPIO_Init(void)</text:p>
      <text:p text:style-name="Preformatted_20_Text">{</text:p>
      <text:p text:style-name="Preformatted_20_Text"><text:s text:c="4"/>__HAL_RCC_GPIOA_CLK_ENABLE();</text:p>
      <text:p text:style-name="Preformatted_20_Text"/>
      <text:p text:style-name="Preformatted_20_Text"><text:s text:c="4"/>GPIO_InitTypeDef GPIO_InitStruct = {0};</text:p>
      <text:p text:style-name="Preformatted_20_Text"/>
      <text:p text:style-name="Preformatted_20_Text"><text:s text:c="4"/>// Настройка GPIO для светодиода</text:p>
      <text:p text:style-name="Preformatted_20_Text"><text:s text:c="4"/>GPIO_InitStruct.Pin = GPIO_PIN_5;</text:p>
      <text:p text:style-name="Preformatted_20_Text"><text:s text:c="4"/>GPIO_InitStruct.Mode = GPIO_MODE_OUTPUT_PP;</text:p>
      <text:p text:style-name="Preformatted_20_Text"><text:s text:c="4"/>GPIO_InitStruct.Pull = GPIO_NOPULL;</text:p>
      <text:p text:style-name="Preformatted_20_Text"><text:s text:c="4"/>GPIO_InitStruct.Speed = GPIO_SPEED_FREQ_LOW;</text:p>
      <text:p text:style-name="Preformatted_20_Text"><text:s text:c="4"/>HAL_GPIO_Init(GPIOA, &amp;GPIO_InitStruct);</text:p>
      <text:p text:style-name="P1">}</text:p>
      <text:p text:style-name="Horizontal_20_Line"/>
      <text:h text:style-name="Heading_20_3" text:outline-level="3">Объяснение кода:</text:h>
      <text:list text:style-name="L5">
        <text:list-item>
          <text:p text:style-name="P8"><text:span text:style-name="Strong_20_Emphasis">Функция </text:span><text:span text:style-name="Strong_20_Emphasis"><text:span text:style-name="Source_20_Text">PWR_CPU2_ForceStop</text:span></text:span><text:span text:style-name="Strong_20_Emphasis">:</text:span></text:p>
          <text:list>
            <text:list-item>
              <text:p text:style-name="P8">Эта функция переводит <text:span text:style-name="Strong_20_Emphasis">CPU2</text:span> в режим <text:span text:style-name="Strong_20_Emphasis">Stop</text:span>. В этом режиме CPU2 останавливается, и его работа возобновляется только при возникновении определенных событий (например, прерываний от BLE или других радиопротоколов).</text:p>
            </text:list-item>
          </text:list>
        </text:list-item>
        <text:list-item>
          <text:p text:style-name="P8"><text:span text:style-name="Strong_20_Emphasis">GPIO и светодиод:</text:span></text:p>
          <text:list>
            <text:list-item>
              <text:p text:style-name="P8">В примере используется GPIO для управления светодиодом. Светодиод мигает с интервалом в 1 секунду, а затем CPU2 переводится в режим Stop.</text:p>
            </text:list-item>
          </text:list>
        </text:list-item>
        <text:list-item>
          <text:p text:style-name="P8"><text:soft-page-break/><text:span text:style-name="Strong_20_Emphasis">Системное тактирование:</text:span></text:p>
          <text:list>
            <text:list-item>
              <text:p text:style-name="P8">После выхода из Stop Mode системное тактирование может быть переконфигурировано, если это необходимо.</text:p>
            </text:list-item>
          </text:list>
        </text:list-item>
      </text:list>
      <text:p text:style-name="Horizontal_20_Line"/>
      <text:h text:style-name="Heading_20_3" text:outline-level="3">Дополнительные замечания:</text:h>
      <text:list text:style-name="L6">
        <text:list-item>
          <text:p text:style-name="P9"><text:span text:style-name="Strong_20_Emphasis">Активация CPU2:</text:span></text:p>
          <text:list>
            <text:list-item>
              <text:p text:style-name="P9">После перевода CPU2 в Stop Mode его можно активировать снова через события, такие как прерывания от BLE или других радиопротоколов.</text:p>
            </text:list-item>
          </text:list>
        </text:list-item>
        <text:list-item>
          <text:p text:style-name="P9"><text:span text:style-name="Strong_20_Emphasis">Использование библиотеки STM32 WPAN:</text:span></text:p>
          <text:list>
            <text:list-item>
              <text:p text:style-name="P9">Убедитесь, что в вашем проекте включена библиотека STM32 WPAN, так как она предоставляет API для управления CPU2.</text:p>
            </text:list-item>
          </text:list>
        </text:list-item>
        <text:list-item>
          <text:p text:style-name="P9"><text:span text:style-name="Strong_20_Emphasis">Энергосбережение:</text:span></text:p>
          <text:list>
            <text:list-item>
              <text:p text:style-name="P9">Перевод CPU2 в Stop Mode позволяет значительно снизить энергопотребление, особенно если CPU2 не используется в данный момент.</text:p>
            </text:list-item>
          </text:list>
        </text:list-item>
      </text:list>
      <text:p text:style-name="Horizontal_20_Line"/>
      <text:p text:style-name="Text_20_body">Этот пример демонстрирует базовое использование API для управления CPU2 на STM32WBA5x. В реальных приложениях вы можете дополнительно настроить управление CPU2 в зависимости от ваших требований.</text:p>
      <text:p text:style-name="Text_20_body">Как выйти из stop mode для cpu2 ,</text:p>
      <text:p text:style-name="Text_20_body">Выход из <text:span text:style-name="Strong_20_Emphasis">Stop Mode</text:span> для <text:span text:style-name="Strong_20_Emphasis">CPU2</text:span> на STM32WBA5x осуществляется автоматически при возникновении определенных событий, таких как прерывания от BLE, радиопротоколов или других источников. CPU2 не может быть "пробужден" напрямую из кода на CPU1, так как это отдельное ядро с собственным управлением.</text:p>
      <text:p text:style-name="Horizontal_20_Line"/>
      <text:h text:style-name="Heading_20_3" text:outline-level="3">Как работает выход из Stop Mode для CPU2:</text:h>
      <text:list text:style-name="L7">
        <text:list-item>
          <text:p text:style-name="P10"><text:span text:style-name="Strong_20_Emphasis">События для пробуждения:</text:span></text:p>
          <text:list>
            <text:list-item>
              <text:p text:style-name="P10">CPU2 выходит из Stop Mode, когда происходит одно из следующих событий:</text:p>
              <text:list>
                <text:list-item>
                  <text:p text:style-name="P10"><text:span text:style-name="Strong_20_Emphasis">BLE-событие:</text:span> Например, при получении пакета BLE, запросе соединения или других BLE-операций.</text:p>
                </text:list-item>
                <text:list-item>
                  <text:p text:style-name="P10"><text:span text:style-name="Strong_20_Emphasis">Радио-событие:</text:span> Например, при получении пакета от другого устройства.</text:p>
                </text:list-item>
                <text:list-item>
                  <text:p text:style-name="P10"><text:span text:style-name="Strong_20_Emphasis">Системное событие:</text:span> Например, при запросе от CPU1 через IPC (Inter-Processor Communication).</text:p>
                </text:list-item>
              </text:list>
            </text:list-item>
          </text:list>
        </text:list-item>
        <text:list-item>
          <text:p text:style-name="P10"><text:span text:style-name="Strong_20_Emphasis">Автоматический выход:</text:span></text:p>
          <text:list>
            <text:list-item>
              <text:p text:style-name="P10"><text:soft-page-break/>Когда событие пробуждения происходит, CPU2 автоматически выходит из Stop Mode и продолжает выполнение задач, связанных с этим событием.</text:p>
            </text:list-item>
          </text:list>
        </text:list-item>
      </text:list>
      <text:p text:style-name="Horizontal_20_Line"/>
      <text:h text:style-name="Heading_20_3" text:outline-level="3">Как управлять выходом из Stop Mode:</text:h>
      <text:p text:style-name="Text_20_body">Если вы хотите явно инициировать выход CPU2 из Stop Mode, вы можете использовать <text:span text:style-name="Strong_20_Emphasis">IPC (Inter-Processor Communication)</text:span> для отправки команды от CPU1 к CPU2. Однако это требует настройки IPC и соответствующей обработки на стороне CPU2.</text:p>
      <text:p text:style-name="Horizontal_20_Line"/>
      <text:h text:style-name="Heading_20_3" text:outline-level="3">Пример использования IPC для выхода из Stop Mode:</text:h>
      <text:list text:style-name="L8">
        <text:list-item>
          <text:p text:style-name="P11"><text:span text:style-name="Strong_20_Emphasis">Настройка IPC:</text:span></text:p>
          <text:list>
            <text:list-item>
              <text:p text:style-name="P11">IPC используется для обмена данными между CPU1 и CPU2. Вы можете отправить команду от CPU1, чтобы пробудить CPU2.</text:p>
            </text:list-item>
          </text:list>
        </text:list-item>
        <text:list-item>
          <text:p text:style-name="P11"><text:span text:style-name="Strong_20_Emphasis">Пример кода:</text:span></text:p>
        </text:list-item>
      </text:list>
      <text:p text:style-name="P4">c</text:p>
      <text:p text:style-name="Text_20_body">Copy</text:p>
      <text:p text:style-name="Preformatted_20_Text">#include "stm32wbaxx_hal.h"</text:p>
      <text:p text:style-name="Preformatted_20_Text">#include "stm32_wpan_common.h"</text:p>
      <text:p text:style-name="Preformatted_20_Text">#include "ipc_common.h"</text:p>
      <text:p text:style-name="Preformatted_20_Text"/>
      <text:p text:style-name="Preformatted_20_Text">void SystemClock_Config(void);</text:p>
      <text:p text:style-name="Preformatted_20_Text">static void MX_GPIO_Init(void);</text:p>
      <text:p text:style-name="Preformatted_20_Text"/>
      <text:p text:style-name="Preformatted_20_Text">int main(void)</text:p>
      <text:p text:style-name="Preformatted_20_Text">{</text:p>
      <text:p text:style-name="Preformatted_20_Text"><text:s text:c="4"/>// Инициализация HAL</text:p>
      <text:p text:style-name="Preformatted_20_Text"><text:s text:c="4"/>HAL_Init();</text:p>
      <text:p text:style-name="Preformatted_20_Text"/>
      <text:p text:style-name="Preformatted_20_Text"><text:s text:c="4"/>// Настройка системного тактирования</text:p>
      <text:p text:style-name="Preformatted_20_Text"><text:s text:c="4"/>SystemClock_Config();</text:p>
      <text:p text:style-name="Preformatted_20_Text"/>
      <text:p text:style-name="Preformatted_20_Text"><text:s text:c="4"/>// Инициализация GPIO</text:p>
      <text:p text:style-name="Preformatted_20_Text"><text:s text:c="4"/>MX_GPIO_Init();</text:p>
      <text:p text:style-name="Preformatted_20_Text"/>
      <text:p text:style-name="Preformatted_20_Text"><text:s text:c="4"/>// Основной цикл</text:p>
      <text:p text:style-name="Preformatted_20_Text"><text:s text:c="4"/>while (1)</text:p>
      <text:p text:style-name="Preformatted_20_Text"><text:s text:c="4"/>{</text:p>
      <text:p text:style-name="Preformatted_20_Text"><text:s text:c="8"/>// Включаем светодиод</text:p>
      <text:p text:style-name="Preformatted_20_Text"><text:s text:c="8"/>HAL_GPIO_WritePin(GPIOA, GPIO_PIN_5, GPIO_PIN_SET);</text:p>
      <text:p text:style-name="Preformatted_20_Text"><text:s text:c="8"/>HAL_Delay(1000);</text:p>
      <text:p text:style-name="Preformatted_20_Text"/>
      <text:p text:style-name="Preformatted_20_Text"><text:s text:c="8"/>// Выключаем светодиод</text:p>
      <text:p text:style-name="Preformatted_20_Text"><text:s text:c="8"/>HAL_GPIO_WritePin(GPIOA, GPIO_PIN_5, GPIO_PIN_RESET);</text:p>
      <text:p text:style-name="Preformatted_20_Text"><text:s text:c="8"/>HAL_Delay(1000);</text:p>
      <text:p text:style-name="Preformatted_20_Text"/>
      <text:p text:style-name="Preformatted_20_Text"><text:s text:c="8"/>// Перевод CPU2 в режим Stop</text:p>
      <text:p text:style-name="Preformatted_20_Text"><text:s text:c="8"/>PWR_CPU2_ForceStop();</text:p>
      <text:p text:style-name="Preformatted_20_Text"/>
      <text:p text:style-name="Preformatted_20_Text"><text:s text:c="8"/>// Отправка команды через IPC для пробуждения CPU2</text:p>
      <text:p text:style-name="Preformatted_20_Text"><text:s text:c="8"/>IPC_HW_Channel_SendCmd(IPC_HW_CHANNEL_0, IPC_HW_CMD_WAKEUP_CPU2);</text:p>
      <text:p text:style-name="Preformatted_20_Text"/>
      <text:p text:style-name="Preformatted_20_Text"><text:s text:c="8"/>// После отправки команды CPU2 выйдет из Stop Mode</text:p>
      <text:p text:style-name="Preformatted_20_Text"><text:soft-page-break/><text:s text:c="4"/>}</text:p>
      <text:p text:style-name="Preformatted_20_Text">}</text:p>
      <text:p text:style-name="Preformatted_20_Text"/>
      <text:p text:style-name="Preformatted_20_Text">void SystemClock_Config(void)</text:p>
      <text:p text:style-name="Preformatted_20_Text">{</text:p>
      <text:p text:style-name="Preformatted_20_Text"><text:s text:c="4"/>RCC_OscInitTypeDef RCC_OscInitStruct = {0};</text:p>
      <text:p text:style-name="Preformatted_20_Text"><text:s text:c="4"/>RCC_ClkInitTypeDef RCC_ClkInitStruct = {0};</text:p>
      <text:p text:style-name="Preformatted_20_Text"/>
      <text:p text:style-name="Preformatted_20_Text"><text:s text:c="4"/>// Настройка HSE и PLL</text:p>
      <text:p text:style-name="Preformatted_20_Text"><text:s text:c="4"/>RCC_OscInitStruct.OscillatorType = RCC_OSCILLATORTYPE_HSE;</text:p>
      <text:p text:style-name="Preformatted_20_Text"><text:s text:c="4"/>RCC_OscInitStruct.HSEState = RCC_HSE_ON;</text:p>
      <text:p text:style-name="Preformatted_20_Text"><text:s text:c="4"/>RCC_OscInitStruct.PLL.PLLState = RCC_PLL_ON;</text:p>
      <text:p text:style-name="Preformatted_20_Text"><text:s text:c="4"/>RCC_OscInitStruct.PLL.PLLSource = RCC_PLLSOURCE_HSE;</text:p>
      <text:p text:style-name="Preformatted_20_Text"><text:s text:c="4"/>RCC_OscInitStruct.PLL.PLLM = RCC_PLLM_DIV1;</text:p>
      <text:p text:style-name="Preformatted_20_Text"><text:s text:c="4"/>RCC_OscInitStruct.PLL.PLLN = 8;</text:p>
      <text:p text:style-name="Preformatted_20_Text"><text:s text:c="4"/>RCC_OscInitStruct.PLL.PLLP = RCC_PLLP_DIV2;</text:p>
      <text:p text:style-name="Preformatted_20_Text"><text:s text:c="4"/>RCC_OscInitStruct.PLL.PLLQ = RCC_PLLQ_DIV2;</text:p>
      <text:p text:style-name="Preformatted_20_Text"><text:s text:c="4"/>RCC_OscInitStruct.PLL.PLLR = RCC_PLLR_DIV2;</text:p>
      <text:p text:style-name="Preformatted_20_Text"><text:s text:c="4"/>if (HAL_RCC_OscConfig(&amp;RCC_OscInitStruct) != HAL_OK)</text:p>
      <text:p text:style-name="Preformatted_20_Text"><text:s text:c="4"/>{</text:p>
      <text:p text:style-name="Preformatted_20_Text"><text:s text:c="8"/>// Ошибка инициализации</text:p>
      <text:p text:style-name="Preformatted_20_Text"><text:s text:c="8"/>while (1);</text:p>
      <text:p text:style-name="Preformatted_20_Text"><text:s text:c="4"/>}</text:p>
      <text:p text:style-name="Preformatted_20_Text"/>
      <text:p text:style-name="Preformatted_20_Text"><text:s text:c="4"/>// Настройка тактовых частот</text:p>
      <text:p text:style-name="Preformatted_20_Text"><text:s text:c="4"/>RCC_ClkInitStruct.ClockType = RCC_CLOCKTYPE_HCLK | RCC_CLOCKTYPE_SYSCLK</text:p>
      <text:p text:style-name="Preformatted_20_Text"><text:s text:c="34"/>| RCC_CLOCKTYPE_PCLK1 | RCC_CLOCKTYPE_PCLK2;</text:p>
      <text:p text:style-name="Preformatted_20_Text"><text:s text:c="4"/>RCC_ClkInitStruct.SYSCLKSource = RCC_SYSCLKSOURCE_PLLCLK;</text:p>
      <text:p text:style-name="Preformatted_20_Text"><text:s text:c="4"/>RCC_ClkInitStruct.AHBCLKDivider = RCC_SYSCLK_DIV1;</text:p>
      <text:p text:style-name="Preformatted_20_Text"><text:s text:c="4"/>RCC_ClkInitStruct.APB1CLKDivider = RCC_HCLK_DIV1;</text:p>
      <text:p text:style-name="Preformatted_20_Text"><text:s text:c="4"/>RCC_ClkInitStruct.APB2CLKDivider = RCC_HCLK_DIV1;</text:p>
      <text:p text:style-name="Preformatted_20_Text"/>
      <text:p text:style-name="Preformatted_20_Text"><text:s text:c="4"/>if (HAL_RCC_ClockConfig(&amp;RCC_ClkInitStruct, FLASH_LATENCY_1) != HAL_OK)</text:p>
      <text:p text:style-name="Preformatted_20_Text"><text:s text:c="4"/>{</text:p>
      <text:p text:style-name="Preformatted_20_Text"><text:s text:c="8"/>// Ошибка инициализации</text:p>
      <text:p text:style-name="Preformatted_20_Text"><text:s text:c="8"/>while (1);</text:p>
      <text:p text:style-name="Preformatted_20_Text"><text:s text:c="4"/>}</text:p>
      <text:p text:style-name="Preformatted_20_Text">}</text:p>
      <text:p text:style-name="Preformatted_20_Text"/>
      <text:p text:style-name="Preformatted_20_Text">static void MX_GPIO_Init(void)</text:p>
      <text:p text:style-name="Preformatted_20_Text">{</text:p>
      <text:p text:style-name="Preformatted_20_Text"><text:s text:c="4"/>__HAL_RCC_GPIOA_CLK_ENABLE();</text:p>
      <text:p text:style-name="Preformatted_20_Text"/>
      <text:p text:style-name="Preformatted_20_Text"><text:s text:c="4"/>GPIO_InitTypeDef GPIO_InitStruct = {0};</text:p>
      <text:p text:style-name="Preformatted_20_Text"/>
      <text:p text:style-name="Preformatted_20_Text"><text:s text:c="4"/>// Настройка GPIO для светодиода</text:p>
      <text:p text:style-name="Preformatted_20_Text"><text:s text:c="4"/>GPIO_InitStruct.Pin = GPIO_PIN_5;</text:p>
      <text:p text:style-name="Preformatted_20_Text"><text:s text:c="4"/>GPIO_InitStruct.Mode = GPIO_MODE_OUTPUT_PP;</text:p>
      <text:p text:style-name="Preformatted_20_Text"><text:s text:c="4"/>GPIO_InitStruct.Pull = GPIO_NOPULL;</text:p>
      <text:p text:style-name="Preformatted_20_Text"><text:s text:c="4"/>GPIO_InitStruct.Speed = GPIO_SPEED_FREQ_LOW;</text:p>
      <text:p text:style-name="Preformatted_20_Text"><text:s text:c="4"/>HAL_GPIO_Init(GPIOA, &amp;GPIO_InitStruct);</text:p>
      <text:p text:style-name="P1">}</text:p>
      <text:p text:style-name="Horizontal_20_Line"/>
      <text:h text:style-name="Heading_20_3" text:outline-level="3">Объяснение кода:</text:h>
      <text:list text:style-name="L9">
        <text:list-item>
          <text:p text:style-name="P12"><text:span text:style-name="Strong_20_Emphasis">Функция </text:span><text:span text:style-name="Strong_20_Emphasis"><text:span text:style-name="Source_20_Text">PWR_CPU2_ForceStop</text:span></text:span><text:span text:style-name="Strong_20_Emphasis">:</text:span></text:p>
          <text:list>
            <text:list-item>
              <text:p text:style-name="P12">Переводит CPU2 в режим Stop.</text:p>
            </text:list-item>
          </text:list>
        </text:list-item>
        <text:list-item>
          <text:p text:style-name="P12"><text:span text:style-name="Strong_20_Emphasis">Функция </text:span><text:span text:style-name="Strong_20_Emphasis"><text:span text:style-name="Source_20_Text">IPC_HW_Channel_SendCmd</text:span></text:span><text:span text:style-name="Strong_20_Emphasis">:</text:span></text:p>
          <text:list>
            <text:list-item>
              <text:p text:style-name="P12"><text:soft-page-break/>Отправляет команду через IPC для пробуждения CPU2. В данном случае используется команда <text:span text:style-name="Source_20_Text">IPC_HW_CMD_WAKEUP_CPU2</text:span>.</text:p>
            </text:list-item>
          </text:list>
        </text:list-item>
        <text:list-item>
          <text:p text:style-name="P12"><text:span text:style-name="Strong_20_Emphasis">GPIO и светодиод:</text:span></text:p>
          <text:list>
            <text:list-item>
              <text:p text:style-name="P12">В примере используется GPIO для управления светодиодом. Светодиод мигает с интервалом в 1 секунду, а затем CPU2 переводится в режим Stop. После отправки команды через IPC CPU2 выходит из Stop Mode.</text:p>
            </text:list-item>
          </text:list>
        </text:list-item>
      </text:list>
      <text:p text:style-name="Horizontal_20_Line"/>
      <text:h text:style-name="Heading_20_3" text:outline-level="3">Дополнительные замечания:</text:h>
      <text:list text:style-name="L10">
        <text:list-item>
          <text:p text:style-name="P13"><text:span text:style-name="Strong_20_Emphasis">IPC и CPU2:</text:span></text:p>
          <text:list>
            <text:list-item>
              <text:p text:style-name="P13">Для корректной работы IPC необходимо, чтобы CPU2 был настроен на обработку команд IPC. Это требует дополнительной настройки в коде CPU2.</text:p>
            </text:list-item>
          </text:list>
        </text:list-item>
        <text:list-item>
          <text:p text:style-name="P13"><text:span text:style-name="Strong_20_Emphasis">Автоматический выход:</text:span></text:p>
          <text:list>
            <text:list-item>
              <text:p text:style-name="P13">Если вы не используете IPC, CPU2 автоматически выйдет из Stop Mode при возникновении BLE-событий или других радио-событий.</text:p>
            </text:list-item>
          </text:list>
        </text:list-item>
        <text:list-item>
          <text:p text:style-name="P13"><text:span text:style-name="Strong_20_Emphasis">Энергосбережение:</text:span></text:p>
          <text:list>
            <text:list-item>
              <text:p text:style-name="P13">Перевод CPU2 в Stop Mode позволяет значительно снизить энергопотребление, особенно если CPU2 не используется в данный момент.</text:p>
            </text:list-item>
          </text:list>
        </text:list-item>
      </text:list>
      <text:p text:style-name="Horizontal_20_Line"/>
      <text:p text:style-name="Text_20_body">Этот пример демонстрирует, как можно управлять выходом CPU2 из Stop Mode с использованием IPC. В реальных приложениях вы можете адаптировать этот подход в зависимости от ваших требований.</text:p>
      <text:p text:style-name="Text_20_body">как настроить cpu2 для обработки ipc ?</text:p>
      <text:p text:style-name="Text_20_body">Для настройки <text:span text:style-name="Strong_20_Emphasis">CPU2</text:span> на обработку команд <text:span text:style-name="Strong_20_Emphasis">IPC (Inter-Processor Communication)</text:span> на STM32WBA5x необходимо использовать библиотеку <text:span text:style-name="Strong_20_Emphasis">STM32 WPAN</text:span>, которая предоставляет API для взаимодействия между CPU1 и CPU2. CPU2 отвечает за обработку BLE и других радиопротоколов, поэтому IPC используется для обмена данными между CPU1 и CPU2.</text:p>
      <text:p text:style-name="Horizontal_20_Line"/>
      <text:h text:style-name="Heading_20_3" text:outline-level="3">Шаги для настройки CPU2 на обработку IPC:</text:h>
      <text:list text:style-name="L11">
        <text:list-item>
          <text:p text:style-name="P14"><text:span text:style-name="Strong_20_Emphasis">Подключите библиотеку STM32 WPAN:</text:span></text:p>
          <text:list>
            <text:list-item>
              <text:p text:style-name="P14">Убедитесь, что в вашем проекте подключена библиотека STM32 WPAN. Она предоставляет API для работы с CPU2 и IPC.</text:p>
            </text:list-item>
          </text:list>
        </text:list-item>
        <text:list-item>
          <text:p text:style-name="P14"><text:span text:style-name="Strong_20_Emphasis">Регистрация обработчиков IPC на CPU2:</text:span></text:p>
          <text:list>
            <text:list-item>
              <text:p text:style-name="P14">На CPU2 необходимо зарегистрировать обработчики для команд IPC. Это делается с помощью функции <text:span text:style-name="Source_20_Text">IPC_RegisterHandler</text:span>.</text:p>
            </text:list-item>
          </text:list>
        </text:list-item>
        <text:list-item>
          <text:p text:style-name="P14"><text:span text:style-name="Strong_20_Emphasis">Реализация обработчиков IPC:</text:span></text:p>
          <text:list>
            <text:list-item>
              <text:p text:style-name="P14"><text:soft-page-break/>Напишите функции-обработчики для каждой команды IPC, которые будут вызываться при получении соответствующей команды от CPU1.</text:p>
            </text:list-item>
          </text:list>
        </text:list-item>
      </text:list>
      <text:p text:style-name="Horizontal_20_Line"/>
      <text:h text:style-name="Heading_20_3" text:outline-level="3">Пример кода для настройки CPU2 на обработку IPC:</text:h>
      <text:h text:style-name="Heading_20_4" text:outline-level="4">1. <text:span text:style-name="Strong_20_Emphasis">Регистрация обработчиков IPC на CPU2:</text:span></text:h>
      <text:p text:style-name="P4">c</text:p>
      <text:p text:style-name="Text_20_body">Copy</text:p>
      <text:p text:style-name="Preformatted_20_Text">#include "stm32wbaxx_hal.h"</text:p>
      <text:p text:style-name="Preformatted_20_Text">#include "stm32_wpan_common.h"</text:p>
      <text:p text:style-name="Preformatted_20_Text">#include "ipc_common.h"</text:p>
      <text:p text:style-name="Preformatted_20_Text"/>
      <text:p text:style-name="Preformatted_20_Text">// Обработчик для команды IPC_HW_CMD_WAKEUP_CPU2</text:p>
      <text:p text:style-name="Preformatted_20_Text">void IPC_WakeupHandler(void)</text:p>
      <text:p text:style-name="Preformatted_20_Text">{</text:p>
      <text:p text:style-name="Preformatted_20_Text"><text:s text:c="4"/>// Действия при получении команды пробуждения</text:p>
      <text:p text:style-name="Preformatted_20_Text"><text:s text:c="4"/>// Например, вывод сообщения или выполнение задачи</text:p>
      <text:p text:style-name="Preformatted_20_Text"><text:s text:c="4"/>__NOP(); // Заглушка</text:p>
      <text:p text:style-name="Preformatted_20_Text">}</text:p>
      <text:p text:style-name="Preformatted_20_Text"/>
      <text:p text:style-name="Preformatted_20_Text">// Обработчик для другой команды IPC</text:p>
      <text:p text:style-name="Preformatted_20_Text">void IPC_CustomHandler(void)</text:p>
      <text:p text:style-name="Preformatted_20_Text">{</text:p>
      <text:p text:style-name="Preformatted_20_Text"><text:s text:c="4"/>// Действия при получении другой команды</text:p>
      <text:p text:style-name="Preformatted_20_Text"><text:s text:c="4"/>__NOP(); // Заглушка</text:p>
      <text:p text:style-name="Preformatted_20_Text">}</text:p>
      <text:p text:style-name="Preformatted_20_Text"/>
      <text:p text:style-name="Preformatted_20_Text">void CPU2_IPC_Setup(void)</text:p>
      <text:p text:style-name="Preformatted_20_Text">{</text:p>
      <text:p text:style-name="Preformatted_20_Text"><text:s text:c="4"/>// Регистрация обработчиков IPC</text:p>
      <text:p text:style-name="Preformatted_20_Text"><text:s text:c="4"/>IPC_RegisterHandler(IPC_HW_CMD_WAKEUP_CPU2, IPC_WakeupHandler);</text:p>
      <text:p text:style-name="Preformatted_20_Text"><text:s text:c="4"/>IPC_RegisterHandler(IPC_HW_CMD_CUSTOM, IPC_CustomHandler);</text:p>
      <text:p text:style-name="P1">}</text:p>
      <text:p text:style-name="Horizontal_20_Line"/>
      <text:h text:style-name="Heading_20_4" text:outline-level="4">2. <text:span text:style-name="Strong_20_Emphasis">Инициализация CPU2 и IPC:</text:span></text:h>
      <text:p text:style-name="Text_20_body">На CPU2 необходимо вызвать функцию <text:span text:style-name="Source_20_Text">CPU2_IPC_Setup</text:span> для регистрации обработчиков IPC. Это можно сделать в начале работы CPU2, например, в функции <text:span text:style-name="Source_20_Text">main</text:span> или в инициализационном коде.</text:p>
      <text:p text:style-name="P4">c</text:p>
      <text:p text:style-name="Text_20_body">Copy</text:p>
      <text:p text:style-name="Preformatted_20_Text">int main(void)</text:p>
      <text:p text:style-name="Preformatted_20_Text">{</text:p>
      <text:p text:style-name="Preformatted_20_Text"><text:s text:c="4"/>// Инициализация CPU2</text:p>
      <text:p text:style-name="Preformatted_20_Text"><text:s text:c="4"/>CPU2_Init();</text:p>
      <text:p text:style-name="Preformatted_20_Text"/>
      <text:p text:style-name="Preformatted_20_Text"><text:s text:c="4"/>// Настройка IPC</text:p>
      <text:p text:style-name="Preformatted_20_Text"><text:s text:c="4"/>CPU2_IPC_Setup();</text:p>
      <text:p text:style-name="Preformatted_20_Text"/>
      <text:p text:style-name="Preformatted_20_Text"><text:s text:c="4"/>// Основной цикл CPU2</text:p>
      <text:p text:style-name="Preformatted_20_Text"><text:s text:c="4"/>while (1)</text:p>
      <text:p text:style-name="Preformatted_20_Text"><text:s text:c="4"/>{</text:p>
      <text:p text:style-name="Preformatted_20_Text"><text:soft-page-break/><text:s text:c="8"/>// Обработка событий BLE или других задач</text:p>
      <text:p text:style-name="Preformatted_20_Text"><text:s text:c="8"/>// IPC-команды будут обрабатываться автоматически</text:p>
      <text:p text:style-name="Preformatted_20_Text"><text:s text:c="4"/>}</text:p>
      <text:p text:style-name="P1">}</text:p>
      <text:p text:style-name="Horizontal_20_Line"/>
      <text:h text:style-name="Heading_20_4" text:outline-level="4">3. <text:span text:style-name="Strong_20_Emphasis">Отправка команды IPC от CPU1:</text:span></text:h>
      <text:p text:style-name="Text_20_body">На CPU1 можно отправить команду IPC для пробуждения CPU2 или выполнения других задач. Пример отправки команды:</text:p>
      <text:p text:style-name="P4">c</text:p>
      <text:p text:style-name="Text_20_body">Copy</text:p>
      <text:p text:style-name="Preformatted_20_Text">#include "stm32wbaxx_hal.h"</text:p>
      <text:p text:style-name="Preformatted_20_Text">#include "stm32_wpan_common.h"</text:p>
      <text:p text:style-name="Preformatted_20_Text">#include "ipc_common.h"</text:p>
      <text:p text:style-name="Preformatted_20_Text"/>
      <text:p text:style-name="Preformatted_20_Text">void Send_IPC_Command(void)</text:p>
      <text:p text:style-name="Preformatted_20_Text">{</text:p>
      <text:p text:style-name="Preformatted_20_Text"><text:s text:c="4"/>// Отправка команды IPC_HW_CMD_WAKEUP_CPU2</text:p>
      <text:p text:style-name="Preformatted_20_Text"><text:s text:c="4"/>IPC_HW_Channel_SendCmd(IPC_HW_CHANNEL_0, IPC_HW_CMD_WAKEUP_CPU2);</text:p>
      <text:p text:style-name="Preformatted_20_Text"/>
      <text:p text:style-name="Preformatted_20_Text"><text:s text:c="4"/>// Или отправка другой команды</text:p>
      <text:p text:style-name="Preformatted_20_Text"><text:s text:c="4"/>IPC_HW_Channel_SendCmd(IPC_HW_CHANNEL_0, IPC_HW_CMD_CUSTOM);</text:p>
      <text:p text:style-name="P1">}</text:p>
      <text:p text:style-name="Horizontal_20_Line"/>
      <text:h text:style-name="Heading_20_3" text:outline-level="3">Объяснение кода:</text:h>
      <text:list text:style-name="L12">
        <text:list-item>
          <text:p text:style-name="P15"><text:span text:style-name="Strong_20_Emphasis">Регистрация обработчиков IPC:</text:span></text:p>
          <text:list>
            <text:list-item>
              <text:p text:style-name="P15">Функция <text:span text:style-name="Source_20_Text">IPC_RegisterHandler</text:span> регистрирует обработчики для команд IPC. Каждая команда связывается с соответствующей функцией-обработчиком.</text:p>
            </text:list-item>
          </text:list>
        </text:list-item>
        <text:list-item>
          <text:p text:style-name="P15"><text:span text:style-name="Strong_20_Emphasis">Обработчики IPC:</text:span></text:p>
          <text:list>
            <text:list-item>
              <text:p text:style-name="P15">Функции <text:span text:style-name="Source_20_Text">IPC_WakeupHandler</text:span> и <text:span text:style-name="Source_20_Text">IPC_CustomHandler</text:span> выполняют действия при получении соответствующих команд IPC.</text:p>
            </text:list-item>
          </text:list>
        </text:list-item>
        <text:list-item>
          <text:p text:style-name="P15"><text:span text:style-name="Strong_20_Emphasis">Отправка команды IPC:</text:span></text:p>
          <text:list>
            <text:list-item>
              <text:p text:style-name="P15">Функция <text:span text:style-name="Source_20_Text">IPC_HW_Channel_SendCmd</text:span> отправляет команду IPC на CPU2. CPU2 автоматически вызовет зарегистрированный обработчик для этой команды.</text:p>
            </text:list-item>
          </text:list>
        </text:list-item>
      </text:list>
      <text:p text:style-name="Horizontal_20_Line"/>
      <text:h text:style-name="Heading_20_3" text:outline-level="3">Дополнительные замечания:</text:h>
      <text:list text:style-name="L13">
        <text:list-item>
          <text:p text:style-name="P16"><text:span text:style-name="Strong_20_Emphasis">IPC_HW_CMD_WAKEUP_CPU2:</text:span></text:p>
          <text:list>
            <text:list-item>
              <text:p text:style-name="P16">Эта команда используется для пробуждения CPU2 из Stop Mode.</text:p>
            </text:list-item>
          </text:list>
        </text:list-item>
        <text:list-item>
          <text:p text:style-name="P16"><text:span text:style-name="Strong_20_Emphasis">IPC_HW_CMD_CUSTOM:</text:span></text:p>
          <text:list>
            <text:list-item>
              <text:p text:style-name="P16"><text:soft-page-break/>Вы можете определить свои собственные команды IPC для выполнения специфических задач.</text:p>
            </text:list-item>
          </text:list>
        </text:list-item>
        <text:list-item>
          <text:p text:style-name="P16"><text:span text:style-name="Strong_20_Emphasis">Настройка проекта:</text:span></text:p>
          <text:list>
            <text:list-item>
              <text:p text:style-name="P16">Убедитесь, что в вашем проекте включена поддержка STM32 WPAN и IPC. Это можно сделать через STM32CubeMX или вручную.</text:p>
            </text:list-item>
          </text:list>
        </text:list-item>
        <text:list-item>
          <text:p text:style-name="P16"><text:span text:style-name="Strong_20_Emphasis">Обработка команд на CPU2:</text:span></text:p>
          <text:list>
            <text:list-item>
              <text:p text:style-name="P16">CPU2 автоматически обрабатывает команды IPC, если они зарегистрированы с помощью <text:span text:style-name="Source_20_Text">IPC_RegisterHandler</text:span>.</text:p>
            </text:list-item>
          </text:list>
        </text:list-item>
      </text:list>
      <text:p text:style-name="Horizontal_20_Line"/>
      <text:h text:style-name="Heading_20_3" text:outline-level="3">Пример полного проекта:</text:h>
      <text:h text:style-name="Heading_20_4" text:outline-level="4">CPU1 (Основной код):</text:h>
      <text:p text:style-name="P4">c</text:p>
      <text:p text:style-name="Text_20_body">Copy</text:p>
      <text:p text:style-name="Preformatted_20_Text">#include "stm32wbaxx_hal.h"</text:p>
      <text:p text:style-name="Preformatted_20_Text">#include "stm32_wpan_common.h"</text:p>
      <text:p text:style-name="Preformatted_20_Text">#include "ipc_common.h"</text:p>
      <text:p text:style-name="Preformatted_20_Text"/>
      <text:p text:style-name="Preformatted_20_Text">void SystemClock_Config(void);</text:p>
      <text:p text:style-name="Preformatted_20_Text">static void MX_GPIO_Init(void);</text:p>
      <text:p text:style-name="Preformatted_20_Text"/>
      <text:p text:style-name="Preformatted_20_Text">int main(void)</text:p>
      <text:p text:style-name="Preformatted_20_Text">{</text:p>
      <text:p text:style-name="Preformatted_20_Text"><text:s text:c="4"/>// Инициализация HAL</text:p>
      <text:p text:style-name="Preformatted_20_Text"><text:s text:c="4"/>HAL_Init();</text:p>
      <text:p text:style-name="Preformatted_20_Text"/>
      <text:p text:style-name="Preformatted_20_Text"><text:s text:c="4"/>// Настройка системного тактирования</text:p>
      <text:p text:style-name="Preformatted_20_Text"><text:s text:c="4"/>SystemClock_Config();</text:p>
      <text:p text:style-name="Preformatted_20_Text"/>
      <text:p text:style-name="Preformatted_20_Text"><text:s text:c="4"/>// Инициализация GPIO</text:p>
      <text:p text:style-name="Preformatted_20_Text"><text:s text:c="4"/>MX_GPIO_Init();</text:p>
      <text:p text:style-name="Preformatted_20_Text"/>
      <text:p text:style-name="Preformatted_20_Text"><text:s text:c="4"/>// Основной цикл</text:p>
      <text:p text:style-name="Preformatted_20_Text"><text:s text:c="4"/>while (1)</text:p>
      <text:p text:style-name="Preformatted_20_Text"><text:s text:c="4"/>{</text:p>
      <text:p text:style-name="Preformatted_20_Text"><text:s text:c="8"/>// Включаем светодиод</text:p>
      <text:p text:style-name="Preformatted_20_Text"><text:s text:c="8"/>HAL_GPIO_WritePin(GPIOA, GPIO_PIN_5, GPIO_PIN_SET);</text:p>
      <text:p text:style-name="Preformatted_20_Text"><text:s text:c="8"/>HAL_Delay(1000);</text:p>
      <text:p text:style-name="Preformatted_20_Text"/>
      <text:p text:style-name="Preformatted_20_Text"><text:s text:c="8"/>// Выключаем светодиод</text:p>
      <text:p text:style-name="Preformatted_20_Text"><text:s text:c="8"/>HAL_GPIO_WritePin(GPIOA, GPIO_PIN_5, GPIO_PIN_RESET);</text:p>
      <text:p text:style-name="Preformatted_20_Text"><text:s text:c="8"/>HAL_Delay(1000);</text:p>
      <text:p text:style-name="Preformatted_20_Text"/>
      <text:p text:style-name="Preformatted_20_Text"><text:s text:c="8"/>// Перевод CPU2 в режим Stop</text:p>
      <text:p text:style-name="Preformatted_20_Text"><text:s text:c="8"/>PWR_CPU2_ForceStop();</text:p>
      <text:p text:style-name="Preformatted_20_Text"/>
      <text:p text:style-name="Preformatted_20_Text"><text:s text:c="8"/>// Отправка команды через IPC для пробуждения CPU2</text:p>
      <text:p text:style-name="Preformatted_20_Text"><text:s text:c="8"/>IPC_HW_Channel_SendCmd(IPC_HW_CHANNEL_0, IPC_HW_CMD_WAKEUP_CPU2);</text:p>
      <text:p text:style-name="Preformatted_20_Text"><text:s text:c="4"/>}</text:p>
      <text:p text:style-name="Preformatted_20_Text">}</text:p>
      <text:p text:style-name="Preformatted_20_Text"/>
      <text:p text:style-name="Preformatted_20_Text">void SystemClock_Config(void)</text:p>
      <text:p text:style-name="Preformatted_20_Text">{</text:p>
      <text:p text:style-name="Preformatted_20_Text"><text:soft-page-break/><text:s text:c="4"/>// Настройка тактирования (опущено для краткости)</text:p>
      <text:p text:style-name="Preformatted_20_Text">}</text:p>
      <text:p text:style-name="Preformatted_20_Text"/>
      <text:p text:style-name="Preformatted_20_Text">static void MX_GPIO_Init(void)</text:p>
      <text:p text:style-name="Preformatted_20_Text">{</text:p>
      <text:p text:style-name="Preformatted_20_Text"><text:s text:c="4"/>// Настройка GPIO (опущено для краткости)</text:p>
      <text:p text:style-name="P1">}</text:p>
      <text:h text:style-name="Heading_20_4" text:outline-level="4">CPU2 (Код для обработки IPC):</text:h>
      <text:p text:style-name="P4">c</text:p>
      <text:p text:style-name="Text_20_body">Copy</text:p>
      <text:p text:style-name="Preformatted_20_Text">#include "stm32wbaxx_hal.h"</text:p>
      <text:p text:style-name="Preformatted_20_Text">#include "stm32_wpan_common.h"</text:p>
      <text:p text:style-name="Preformatted_20_Text">#include "ipc_common.h"</text:p>
      <text:p text:style-name="Preformatted_20_Text"/>
      <text:p text:style-name="Preformatted_20_Text">void IPC_WakeupHandler(void)</text:p>
      <text:p text:style-name="Preformatted_20_Text">{</text:p>
      <text:p text:style-name="Preformatted_20_Text"><text:s text:c="4"/>// Действия при получении команды пробуждения</text:p>
      <text:p text:style-name="Preformatted_20_Text"><text:s text:c="4"/>__NOP();</text:p>
      <text:p text:style-name="Preformatted_20_Text">}</text:p>
      <text:p text:style-name="Preformatted_20_Text"/>
      <text:p text:style-name="Preformatted_20_Text">void CPU2_IPC_Setup(void)</text:p>
      <text:p text:style-name="Preformatted_20_Text">{</text:p>
      <text:p text:style-name="Preformatted_20_Text"><text:s text:c="4"/>// Регистрация обработчиков IPC</text:p>
      <text:p text:style-name="Preformatted_20_Text"><text:s text:c="4"/>IPC_RegisterHandler(IPC_HW_CMD_WAKEUP_CPU2, IPC_WakeupHandler);</text:p>
      <text:p text:style-name="Preformatted_20_Text">}</text:p>
      <text:p text:style-name="Preformatted_20_Text"/>
      <text:p text:style-name="Preformatted_20_Text">int main(void)</text:p>
      <text:p text:style-name="Preformatted_20_Text">{</text:p>
      <text:p text:style-name="Preformatted_20_Text"><text:s text:c="4"/>// Инициализация CPU2</text:p>
      <text:p text:style-name="Preformatted_20_Text"><text:s text:c="4"/>CPU2_Init();</text:p>
      <text:p text:style-name="Preformatted_20_Text"/>
      <text:p text:style-name="Preformatted_20_Text"><text:s text:c="4"/>// Настройка IPC</text:p>
      <text:p text:style-name="Preformatted_20_Text"><text:s text:c="4"/>CPU2_IPC_Setup();</text:p>
      <text:p text:style-name="Preformatted_20_Text"/>
      <text:p text:style-name="Preformatted_20_Text"><text:s text:c="4"/>// Основной цикл CPU2</text:p>
      <text:p text:style-name="Preformatted_20_Text"><text:s text:c="4"/>while (1)</text:p>
      <text:p text:style-name="Preformatted_20_Text"><text:s text:c="4"/>{</text:p>
      <text:p text:style-name="Preformatted_20_Text"><text:s text:c="8"/>// Обработка событий BLE или других задач</text:p>
      <text:p text:style-name="Preformatted_20_Text"><text:s text:c="4"/>}</text:p>
      <text:p text:style-name="P1">}</text:p>
      <text:p text:style-name="Horizontal_20_Line"/>
      <text:p text:style-name="Text_20_body">Этот пример демонстрирует, как настроить CPU2 для обработки IPC и как отправлять команды от CPU1. В реальных приложениях вы можете расширить функциональность IPC для выполнения более сложных задач.</text:p>
      <text:p text:style-name="Text_20_body">Как настроить события для пробуждения CPU2 ?</text:p>
      <text:p text:style-name="Text_20_body">Настройка событий для пробуждения <text:span text:style-name="Strong_20_Emphasis">CPU2</text:span> на STM32WBA5x зависит от типа событий, которые могут вывести CPU2 из режима <text:span text:style-name="Strong_20_Emphasis">Stop</text:span>. Основные источники событий для пробуждения CPU2 включают:</text:p>
      <text:list text:style-name="L14">
        <text:list-item>
          <text:p text:style-name="P17"><text:span text:style-name="Strong_20_Emphasis">BLE-события:</text:span></text:p>
          <text:list>
            <text:list-item>
              <text:p text:style-name="P17">Например, получение пакета BLE, запрос соединения или другие BLE-операции.</text:p>
            </text:list-item>
          </text:list>
        </text:list-item>
        <text:list-item>
          <text:p text:style-name="P17"><text:soft-page-break/><text:span text:style-name="Strong_20_Emphasis">Радио-события:</text:span></text:p>
          <text:list>
            <text:list-item>
              <text:p text:style-name="P17">Например, получение пакета от другого устройства.</text:p>
            </text:list-item>
          </text:list>
        </text:list-item>
        <text:list-item>
          <text:p text:style-name="P17"><text:span text:style-name="Strong_20_Emphasis">IPC-события:</text:span></text:p>
          <text:list>
            <text:list-item>
              <text:p text:style-name="P17">Команды, отправленные от CPU1 через IPC (Inter-Processor Communication).</text:p>
            </text:list-item>
          </text:list>
        </text:list-item>
        <text:list-item>
          <text:p text:style-name="P17"><text:span text:style-name="Strong_20_Emphasis">Системные события:</text:span></text:p>
          <text:list>
            <text:list-item>
              <text:p text:style-name="P17">Например, прерывания от таймеров или других периферийных устройств.</text:p>
            </text:list-item>
          </text:list>
        </text:list-item>
      </text:list>
      <text:p text:style-name="Horizontal_20_Line"/>
      <text:h text:style-name="Heading_20_3" text:outline-level="3">Шаги для настройки событий для пробуждения CPU2:</text:h>
      <text:list text:style-name="L15">
        <text:list-item>
          <text:p text:style-name="P18"><text:span text:style-name="Strong_20_Emphasis">Настройка BLE-событий:</text:span></text:p>
          <text:list>
            <text:list-item>
              <text:p text:style-name="P18">Убедитесь, что BLE-стек настроен на генерацию событий для CPU2.</text:p>
            </text:list-item>
          </text:list>
        </text:list-item>
        <text:list-item>
          <text:p text:style-name="P18"><text:span text:style-name="Strong_20_Emphasis">Настройка IPC-событий:</text:span></text:p>
          <text:list>
            <text:list-item>
              <text:p text:style-name="P18">Настройте IPC для отправки команд от CPU1 к CPU2.</text:p>
            </text:list-item>
          </text:list>
        </text:list-item>
        <text:list-item>
          <text:p text:style-name="P18"><text:span text:style-name="Strong_20_Emphasis">Настройка системных событий:</text:span></text:p>
          <text:list>
            <text:list-item>
              <text:p text:style-name="P18">Настройте прерывания или таймеры, которые могут пробудить CPU2.</text:p>
            </text:list-item>
          </text:list>
        </text:list-item>
      </text:list>
      <text:p text:style-name="Horizontal_20_Line"/>
      <text:h text:style-name="Heading_20_3" text:outline-level="3">Пример настройки событий для пробуждения CPU2:</text:h>
      <text:h text:style-name="Heading_20_4" text:outline-level="4">1. <text:span text:style-name="Strong_20_Emphasis">Настройка BLE-событий:</text:span></text:h>
      <text:p text:style-name="Text_20_body">BLE-стек на STM32WBA5x автоматически генерирует события для CPU2. Для настройки BLE-событий необходимо:</text:p>
      <text:list text:style-name="L16">
        <text:list-item>
          <text:p text:style-name="P19">Убедиться, что BLE-стек инициализирован.</text:p>
        </text:list-item>
        <text:list-item>
          <text:p text:style-name="P19">Настроить BLE-параметры (например, реклама, соединение и т.д.).</text:p>
        </text:list-item>
      </text:list>
      <text:p text:style-name="Text_20_body">Пример инициализации BLE-стека:</text:p>
      <text:p text:style-name="P4">c</text:p>
      <text:p text:style-name="Text_20_body">Copy</text:p>
      <text:p text:style-name="Preformatted_20_Text">#include "stm32wbaxx_hal.h"</text:p>
      <text:p text:style-name="Preformatted_20_Text">#include "stm32_wpan_common.h"</text:p>
      <text:p text:style-name="Preformatted_20_Text"/>
      <text:p text:style-name="Preformatted_20_Text">void BLE_Init(void)</text:p>
      <text:p text:style-name="Preformatted_20_Text">{</text:p>
      <text:p text:style-name="Preformatted_20_Text"><text:s text:c="4"/>// Инициализация BLE-стека</text:p>
      <text:p text:style-name="Preformatted_20_Text"><text:s text:c="4"/>UTIL_SEQ_Init();</text:p>
      <text:p text:style-name="Preformatted_20_Text"><text:s text:c="4"/>UTIL_TIMER_Init();</text:p>
      <text:p text:style-name="Preformatted_20_Text"><text:s text:c="4"/>UTIL_TIMER_Create(1, UTIL_TIMER_ONESHOT, NULL, NULL);</text:p>
      <text:p text:style-name="Preformatted_20_Text"/>
      <text:p text:style-name="Preformatted_20_Text"><text:s text:c="4"/>// Запуск BLE-стека</text:p>
      <text:p text:style-name="Preformatted_20_Text"><text:s text:c="4"/>UTIL_SEQ_SetTask(1 &lt;&lt; CFG_TASK_BLE_INIT_ID, CFG_SCH_PRIO_0);</text:p>
      <text:p text:style-name="P1">}</text:p>
      <text:p text:style-name="Text_20_body"><text:soft-page-break/>После инициализации BLE-стека CPU2 будет автоматически пробуждаться при возникновении BLE-событий.</text:p>
      <text:p text:style-name="Horizontal_20_Line"/>
      <text:h text:style-name="Heading_20_4" text:outline-level="4">2. <text:span text:style-name="Strong_20_Emphasis">Настройка IPC-событий:</text:span></text:h>
      <text:p text:style-name="Text_20_body">Для настройки IPC-событий необходимо:</text:p>
      <text:list text:style-name="L17">
        <text:list-item>
          <text:p text:style-name="P20">Зарегистрировать обработчики IPC на CPU2.</text:p>
        </text:list-item>
        <text:list-item>
          <text:p text:style-name="P20">Отправлять команды от CPU1 через IPC.</text:p>
        </text:list-item>
      </text:list>
      <text:p text:style-name="Text_20_body">Пример настройки IPC:</text:p>
      <text:p text:style-name="P4">c</text:p>
      <text:p text:style-name="Text_20_body">Copy</text:p>
      <text:p text:style-name="Preformatted_20_Text">#include "stm32wbaxx_hal.h"</text:p>
      <text:p text:style-name="Preformatted_20_Text">#include "stm32_wpan_common.h"</text:p>
      <text:p text:style-name="Preformatted_20_Text">#include "ipc_common.h"</text:p>
      <text:p text:style-name="Preformatted_20_Text"/>
      <text:p text:style-name="Preformatted_20_Text">void IPC_WakeupHandler(void)</text:p>
      <text:p text:style-name="Preformatted_20_Text">{</text:p>
      <text:p text:style-name="Preformatted_20_Text"><text:s text:c="4"/>// Действия при получении команды пробуждения</text:p>
      <text:p text:style-name="Preformatted_20_Text"><text:s text:c="4"/>__NOP();</text:p>
      <text:p text:style-name="Preformatted_20_Text">}</text:p>
      <text:p text:style-name="Preformatted_20_Text"/>
      <text:p text:style-name="Preformatted_20_Text">void CPU2_IPC_Setup(void)</text:p>
      <text:p text:style-name="Preformatted_20_Text">{</text:p>
      <text:p text:style-name="Preformatted_20_Text"><text:s text:c="4"/>// Регистрация обработчиков IPC</text:p>
      <text:p text:style-name="Preformatted_20_Text"><text:s text:c="4"/>IPC_RegisterHandler(IPC_HW_CMD_WAKEUP_CPU2, IPC_WakeupHandler);</text:p>
      <text:p text:style-name="Preformatted_20_Text">}</text:p>
      <text:p text:style-name="Preformatted_20_Text"/>
      <text:p text:style-name="Preformatted_20_Text">int main(void)</text:p>
      <text:p text:style-name="Preformatted_20_Text">{</text:p>
      <text:p text:style-name="Preformatted_20_Text"><text:s text:c="4"/>// Инициализация CPU2</text:p>
      <text:p text:style-name="Preformatted_20_Text"><text:s text:c="4"/>CPU2_Init();</text:p>
      <text:p text:style-name="Preformatted_20_Text"/>
      <text:p text:style-name="Preformatted_20_Text"><text:s text:c="4"/>// Настройка IPC</text:p>
      <text:p text:style-name="Preformatted_20_Text"><text:s text:c="4"/>CPU2_IPC_Setup();</text:p>
      <text:p text:style-name="Preformatted_20_Text"/>
      <text:p text:style-name="Preformatted_20_Text"><text:s text:c="4"/>// Основной цикл CPU2</text:p>
      <text:p text:style-name="Preformatted_20_Text"><text:s text:c="4"/>while (1)</text:p>
      <text:p text:style-name="Preformatted_20_Text"><text:s text:c="4"/>{</text:p>
      <text:p text:style-name="Preformatted_20_Text"><text:s text:c="8"/>// Обработка событий BLE или других задач</text:p>
      <text:p text:style-name="Preformatted_20_Text"><text:s text:c="4"/>}</text:p>
      <text:p text:style-name="P1">}</text:p>
      <text:p text:style-name="Horizontal_20_Line"/>
      <text:h text:style-name="Heading_20_4" text:outline-level="4">3. <text:span text:style-name="Strong_20_Emphasis">Настройка системных событий:</text:span></text:h>
      <text:p text:style-name="Text_20_body">Системные события могут быть сгенерированы прерываниями от таймеров или других периферийных устройств. Для настройки таких событий необходимо:</text:p>
      <text:list text:style-name="L18">
        <text:list-item>
          <text:p text:style-name="P21">Настроить таймер или периферийное устройство.</text:p>
        </text:list-item>
        <text:list-item>
          <text:p text:style-name="P21">Убедиться, что прерывания настроены для пробуждения CPU2.</text:p>
        </text:list-item>
      </text:list>
      <text:p text:style-name="Text_20_body">Пример настройки таймера для пробуждения CPU2:</text:p>
      <text:p text:style-name="P4"><text:soft-page-break/>c</text:p>
      <text:p text:style-name="Text_20_body">Copy</text:p>
      <text:p text:style-name="Preformatted_20_Text">#include "stm32wbaxx_hal.h"</text:p>
      <text:p text:style-name="Preformatted_20_Text"/>
      <text:p text:style-name="Preformatted_20_Text">void TIM_Init(void)</text:p>
      <text:p text:style-name="Preformatted_20_Text">{</text:p>
      <text:p text:style-name="Preformatted_20_Text"><text:s text:c="4"/>// Настройка таймера TIM2</text:p>
      <text:p text:style-name="Preformatted_20_Text"><text:s text:c="4"/>__HAL_RCC_TIM2_CLK_ENABLE();</text:p>
      <text:p text:style-name="Preformatted_20_Text"/>
      <text:p text:style-name="Preformatted_20_Text"><text:s text:c="4"/>TIM_HandleTypeDef htim;</text:p>
      <text:p text:style-name="Preformatted_20_Text"><text:s text:c="4"/>htim.Instance = TIM2;</text:p>
      <text:p text:style-name="Preformatted_20_Text"><text:s text:c="4"/>htim.Init.Prescaler = 0;</text:p>
      <text:p text:style-name="Preformatted_20_Text"><text:s text:c="4"/>htim.Init.CounterMode = TIM_COUNTERMODE_UP;</text:p>
      <text:p text:style-name="Preformatted_20_Text"><text:s text:c="4"/>htim.Init.Period = 1000; // Период таймера</text:p>
      <text:p text:style-name="Preformatted_20_Text"><text:s text:c="4"/>htim.Init.ClockDivision = TIM_CLOCKDIVISION_DIV1;</text:p>
      <text:p text:style-name="Preformatted_20_Text"><text:s text:c="4"/>htim.Init.AutoReloadPreload = TIM_AUTORELOAD_PRELOAD_DISABLE;</text:p>
      <text:p text:style-name="Preformatted_20_Text"/>
      <text:p text:style-name="Preformatted_20_Text"><text:s text:c="4"/>HAL_TIM_Base_Init(&amp;htim);</text:p>
      <text:p text:style-name="Preformatted_20_Text"/>
      <text:p text:style-name="Preformatted_20_Text"><text:s text:c="4"/>// Настройка прерывания</text:p>
      <text:p text:style-name="Preformatted_20_Text"><text:s text:c="4"/>HAL_NVIC_SetPriority(TIM2_IRQn, 0, 0);</text:p>
      <text:p text:style-name="Preformatted_20_Text"><text:s text:c="4"/>HAL_NVIC_EnableIRQ(TIM2_IRQn);</text:p>
      <text:p text:style-name="Preformatted_20_Text"/>
      <text:p text:style-name="Preformatted_20_Text"><text:s text:c="4"/>// Запуск таймера</text:p>
      <text:p text:style-name="Preformatted_20_Text"><text:s text:c="4"/>HAL_TIM_Base_Start_IT(&amp;htim);</text:p>
      <text:p text:style-name="Preformatted_20_Text">}</text:p>
      <text:p text:style-name="Preformatted_20_Text"/>
      <text:p text:style-name="Preformatted_20_Text">void TIM2_IRQHandler(void)</text:p>
      <text:p text:style-name="Preformatted_20_Text">{</text:p>
      <text:p text:style-name="Preformatted_20_Text"><text:s text:c="4"/>// Обработка прерывания от таймера</text:p>
      <text:p text:style-name="Preformatted_20_Text"><text:s text:c="4"/>HAL_TIM_IRQHandler(&amp;htim);</text:p>
      <text:p text:style-name="Preformatted_20_Text"/>
      <text:p text:style-name="Preformatted_20_Text"><text:s text:c="4"/>// Пробуждение CPU2</text:p>
      <text:p text:style-name="Preformatted_20_Text"><text:s text:c="4"/>PWR_CPU2_Wakeup();</text:p>
      <text:p text:style-name="P1">}</text:p>
      <text:p text:style-name="Horizontal_20_Line"/>
      <text:h text:style-name="Heading_20_3" text:outline-level="3">Объяснение кода:</text:h>
      <text:list text:style-name="L19">
        <text:list-item>
          <text:p text:style-name="P22"><text:span text:style-name="Strong_20_Emphasis">BLE-события:</text:span></text:p>
          <text:list>
            <text:list-item>
              <text:p text:style-name="P22">BLE-стек автоматически генерирует события для CPU2. Вам нужно только инициализировать BLE-стек.</text:p>
            </text:list-item>
          </text:list>
        </text:list-item>
        <text:list-item>
          <text:p text:style-name="P22"><text:span text:style-name="Strong_20_Emphasis">IPC-события:</text:span></text:p>
          <text:list>
            <text:list-item>
              <text:p text:style-name="P22">Для IPC-событий необходимо зарегистрировать обработчики на CPU2 и отправлять команды от CPU1.</text:p>
            </text:list-item>
          </text:list>
        </text:list-item>
        <text:list-item>
          <text:p text:style-name="P22"><text:span text:style-name="Strong_20_Emphasis">Системные события:</text:span></text:p>
          <text:list>
            <text:list-item>
              <text:p text:style-name="P22">Для системных событий (например, таймеры) необходимо настроить прерывания и убедиться, что они могут пробудить CPU2.</text:p>
            </text:list-item>
          </text:list>
        </text:list-item>
      </text:list>
      <text:p text:style-name="Horizontal_20_Line"/>
      <text:h text:style-name="Heading_20_3" text:outline-level="3">Дополнительные замечания:</text:h>
      <text:list text:style-name="L20">
        <text:list-item>
          <text:p text:style-name="P23"><text:span text:style-name="Strong_20_Emphasis">Автоматическое пробуждение:</text:span></text:p>
          <text:list>
            <text:list-item>
              <text:p text:style-name="P23"><text:soft-page-break/>BLE-события и IPC-события автоматически пробуждают CPU2, если они настроены правильно.</text:p>
            </text:list-item>
          </text:list>
        </text:list-item>
        <text:list-item>
          <text:p text:style-name="P23"><text:span text:style-name="Strong_20_Emphasis">Системные события:</text:span></text:p>
          <text:list>
            <text:list-item>
              <text:p text:style-name="P23">Для системных событий (например, таймеры) необходимо явно настроить прерывания и убедиться, что они могут пробудить CPU2.</text:p>
            </text:list-item>
          </text:list>
        </text:list-item>
        <text:list-item>
          <text:p text:style-name="P23"><text:span text:style-name="Strong_20_Emphasis">Энергосбережение:</text:span></text:p>
          <text:list>
            <text:list-item>
              <text:p text:style-name="P23">Настройка событий для пробуждения CPU2 позволяет эффективно управлять энергопотреблением, переводя CPU2 в режим Stop, когда он не используется.</text:p>
            </text:list-item>
          </text:list>
        </text:list-item>
      </text:list>
      <text:p text:style-name="Horizontal_20_Line"/>
      <text:p text:style-name="Text_20_body">Этот пример демонстрирует, как настроить события для пробуждения CPU2 на STM32WBA5x. В реальных приложениях вы можете адаптировать этот подход в зависимости от ваших требований.</text:p>
      <text:p text:style-name="Text_20_body">Как убедиться, что события от таймера могут разбудить cpu2 ?</text:p>
      <text:p text:style-name="Text_20_body">Чтобы убедиться, что события от таймера могут разбудить <text:span text:style-name="Strong_20_Emphasis">CPU2</text:span> на STM32WBA5x, необходимо настроить таймер и прерывания таким образом, чтобы они могли пробудить CPU2 из режима <text:span text:style-name="Strong_20_Emphasis">Stop</text:span>. Это требует правильной настройки таймера, прерываний и системы управления питанием.</text:p>
      <text:p text:style-name="Horizontal_20_Line"/>
      <text:h text:style-name="Heading_20_3" text:outline-level="3">Шаги для настройки таймера для пробуждения CPU2:</text:h>
      <text:list text:style-name="L21">
        <text:list-item>
          <text:p text:style-name="P24"><text:span text:style-name="Strong_20_Emphasis">Настройка таймера:</text:span></text:p>
          <text:list>
            <text:list-item>
              <text:p text:style-name="P24">Настройте таймер для генерации прерываний.</text:p>
            </text:list-item>
          </text:list>
        </text:list-item>
        <text:list-item>
          <text:p text:style-name="P24"><text:span text:style-name="Strong_20_Emphasis">Настройка прерываний:</text:span></text:p>
          <text:list>
            <text:list-item>
              <text:p text:style-name="P24">Убедитесь, что прерывания от таймера настроены для пробуждения CPU2.</text:p>
            </text:list-item>
          </text:list>
        </text:list-item>
        <text:list-item>
          <text:p text:style-name="P24"><text:span text:style-name="Strong_20_Emphasis">Настройка системы управления питанием:</text:span></text:p>
          <text:list>
            <text:list-item>
              <text:p text:style-name="P24">Убедитесь, что CPU2 может быть разбужен прерываниями от таймера.</text:p>
            </text:list-item>
          </text:list>
        </text:list-item>
        <text:list-item>
          <text:p text:style-name="P24"><text:span text:style-name="Strong_20_Emphasis">Тестирование:</text:span></text:p>
          <text:list>
            <text:list-item>
              <text:p text:style-name="P24">Проверьте, что CPU2 действительно пробуждается при срабатывании таймера.</text:p>
            </text:list-item>
          </text:list>
        </text:list-item>
      </text:list>
      <text:p text:style-name="Horizontal_20_Line"/>
      <text:h text:style-name="Heading_20_3" text:outline-level="3">Пример кода для настройки таймера и пробуждения CPU2:</text:h>
      <text:h text:style-name="Heading_20_4" text:outline-level="4">1. <text:span text:style-name="Strong_20_Emphasis">Настройка таймера:</text:span></text:h>
      <text:p text:style-name="P4">c</text:p>
      <text:p text:style-name="Text_20_body">Copy</text:p>
      <text:p text:style-name="Preformatted_20_Text">#include "stm32wbaxx_hal.h"</text:p>
      <text:p text:style-name="Preformatted_20_Text"/>
      <text:p text:style-name="Preformatted_20_Text">TIM_HandleTypeDef htim;</text:p>
      <text:p text:style-name="Preformatted_20_Text"/>
      <text:p text:style-name="Preformatted_20_Text"><text:soft-page-break/>void TIM_Init(void)</text:p>
      <text:p text:style-name="Preformatted_20_Text">{</text:p>
      <text:p text:style-name="Preformatted_20_Text"><text:s text:c="4"/>// Включение тактирования таймера TIM2</text:p>
      <text:p text:style-name="Preformatted_20_Text"><text:s text:c="4"/>__HAL_RCC_TIM2_CLK_ENABLE();</text:p>
      <text:p text:style-name="Preformatted_20_Text"/>
      <text:p text:style-name="Preformatted_20_Text"><text:s text:c="4"/>// Настройка таймера</text:p>
      <text:p text:style-name="Preformatted_20_Text"><text:s text:c="4"/>htim.Instance = TIM2;</text:p>
      <text:p text:style-name="Preformatted_20_Text"><text:s text:c="4"/>htim.Init.Prescaler = 0;</text:p>
      <text:p text:style-name="Preformatted_20_Text"><text:s text:c="4"/>htim.Init.CounterMode = TIM_COUNTERMODE_UP;</text:p>
      <text:p text:style-name="Preformatted_20_Text"><text:s text:c="4"/>htim.Init.Period = 10000; // Период таймера (например, 10000 тиков)</text:p>
      <text:p text:style-name="Preformatted_20_Text"><text:s text:c="4"/>htim.Init.ClockDivision = TIM_CLOCKDIVISION_DIV1;</text:p>
      <text:p text:style-name="Preformatted_20_Text"><text:s text:c="4"/>htim.Init.AutoReloadPreload = TIM_AUTORELOAD_PRELOAD_DISABLE;</text:p>
      <text:p text:style-name="Preformatted_20_Text"/>
      <text:p text:style-name="Preformatted_20_Text"><text:s text:c="4"/>HAL_TIM_Base_Init(&amp;htim);</text:p>
      <text:p text:style-name="Preformatted_20_Text"/>
      <text:p text:style-name="Preformatted_20_Text"><text:s text:c="4"/>// Настройка прерывания</text:p>
      <text:p text:style-name="Preformatted_20_Text"><text:s text:c="4"/>HAL_NVIC_SetPriority(TIM2_IRQn, 0, 0);</text:p>
      <text:p text:style-name="Preformatted_20_Text"><text:s text:c="4"/>HAL_NVIC_EnableIRQ(TIM2_IRQn);</text:p>
      <text:p text:style-name="Preformatted_20_Text"/>
      <text:p text:style-name="Preformatted_20_Text"><text:s text:c="4"/>// Запуск таймера</text:p>
      <text:p text:style-name="Preformatted_20_Text"><text:s text:c="4"/>HAL_TIM_Base_Start_IT(&amp;htim);</text:p>
      <text:p text:style-name="P1">}</text:p>
      <text:p text:style-name="Horizontal_20_Line"/>
      <text:h text:style-name="Heading_20_4" text:outline-level="4">2. <text:span text:style-name="Strong_20_Emphasis">Обработчик прерывания от таймера:</text:span></text:h>
      <text:p text:style-name="P4">c</text:p>
      <text:p text:style-name="Text_20_body">Copy</text:p>
      <text:p text:style-name="Preformatted_20_Text">void TIM2_IRQHandler(void)</text:p>
      <text:p text:style-name="Preformatted_20_Text">{</text:p>
      <text:p text:style-name="Preformatted_20_Text"><text:s text:c="4"/>// Обработка прерывания от таймера</text:p>
      <text:p text:style-name="Preformatted_20_Text"><text:s text:c="4"/>HAL_TIM_IRQHandler(&amp;htim);</text:p>
      <text:p text:style-name="Preformatted_20_Text"/>
      <text:p text:style-name="Preformatted_20_Text"><text:s text:c="4"/>// Пробуждение CPU2</text:p>
      <text:p text:style-name="Preformatted_20_Text"><text:s text:c="4"/>PWR_CPU2_Wakeup();</text:p>
      <text:p text:style-name="P1">}</text:p>
      <text:p text:style-name="Horizontal_20_Line"/>
      <text:h text:style-name="Heading_20_4" text:outline-level="4">3. <text:span text:style-name="Strong_20_Emphasis">Перевод CPU2 в Stop Mode и пробуждение:</text:span></text:h>
      <text:p text:style-name="P4">c</text:p>
      <text:p text:style-name="Text_20_body">Copy</text:p>
      <text:p text:style-name="Preformatted_20_Text">#include "stm32wbaxx_hal.h"</text:p>
      <text:p text:style-name="Preformatted_20_Text">#include "stm32_wpan_common.h"</text:p>
      <text:p text:style-name="Preformatted_20_Text"/>
      <text:p text:style-name="Preformatted_20_Text">void SystemClock_Config(void);</text:p>
      <text:p text:style-name="Preformatted_20_Text">static void MX_GPIO_Init(void);</text:p>
      <text:p text:style-name="Preformatted_20_Text"/>
      <text:p text:style-name="Preformatted_20_Text">int main(void)</text:p>
      <text:p text:style-name="Preformatted_20_Text">{</text:p>
      <text:p text:style-name="Preformatted_20_Text"><text:s text:c="4"/>// Инициализация HAL</text:p>
      <text:p text:style-name="Preformatted_20_Text"><text:s text:c="4"/>HAL_Init();</text:p>
      <text:p text:style-name="Preformatted_20_Text"/>
      <text:p text:style-name="Preformatted_20_Text"><text:s text:c="4"/>// Настройка системного тактирования</text:p>
      <text:p text:style-name="Preformatted_20_Text"><text:s text:c="4"/>SystemClock_Config();</text:p>
      <text:p text:style-name="Preformatted_20_Text"/>
      <text:p text:style-name="Preformatted_20_Text"><text:s text:c="4"/>// Инициализация GPIO</text:p>
      <text:p text:style-name="Preformatted_20_Text"><text:s text:c="4"/>MX_GPIO_Init();</text:p>
      <text:p text:style-name="Preformatted_20_Text"><text:soft-page-break/></text:p>
      <text:p text:style-name="Preformatted_20_Text"><text:s text:c="4"/>// Настройка таймера</text:p>
      <text:p text:style-name="Preformatted_20_Text"><text:s text:c="4"/>TIM_Init();</text:p>
      <text:p text:style-name="Preformatted_20_Text"/>
      <text:p text:style-name="Preformatted_20_Text"><text:s text:c="4"/>// Основной цикл</text:p>
      <text:p text:style-name="Preformatted_20_Text"><text:s text:c="4"/>while (1)</text:p>
      <text:p text:style-name="Preformatted_20_Text"><text:s text:c="4"/>{</text:p>
      <text:p text:style-name="Preformatted_20_Text"><text:s text:c="8"/>// Включаем светодиод</text:p>
      <text:p text:style-name="Preformatted_20_Text"><text:s text:c="8"/>HAL_GPIO_WritePin(GPIOA, GPIO_PIN_5, GPIO_PIN_SET);</text:p>
      <text:p text:style-name="Preformatted_20_Text"><text:s text:c="8"/>HAL_Delay(1000);</text:p>
      <text:p text:style-name="Preformatted_20_Text"/>
      <text:p text:style-name="Preformatted_20_Text"><text:s text:c="8"/>// Выключаем светодиод</text:p>
      <text:p text:style-name="Preformatted_20_Text"><text:s text:c="8"/>HAL_GPIO_WritePin(GPIOA, GPIO_PIN_5, GPIO_PIN_RESET);</text:p>
      <text:p text:style-name="Preformatted_20_Text"><text:s text:c="8"/>HAL_Delay(1000);</text:p>
      <text:p text:style-name="Preformatted_20_Text"/>
      <text:p text:style-name="Preformatted_20_Text"><text:s text:c="8"/>// Перевод CPU2 в режим Stop</text:p>
      <text:p text:style-name="Preformatted_20_Text"><text:s text:c="8"/>PWR_CPU2_ForceStop();</text:p>
      <text:p text:style-name="Preformatted_20_Text"/>
      <text:p text:style-name="Preformatted_20_Text"><text:s text:c="8"/>// После выхода из Stop Mode CPU2 будет пробужден прерыванием от таймера</text:p>
      <text:p text:style-name="Preformatted_20_Text"><text:s text:c="4"/>}</text:p>
      <text:p text:style-name="Preformatted_20_Text">}</text:p>
      <text:p text:style-name="Preformatted_20_Text"/>
      <text:p text:style-name="Preformatted_20_Text">void SystemClock_Config(void)</text:p>
      <text:p text:style-name="Preformatted_20_Text">{</text:p>
      <text:p text:style-name="Preformatted_20_Text"><text:s text:c="4"/>// Настройка тактирования (опущено для краткости)</text:p>
      <text:p text:style-name="Preformatted_20_Text">}</text:p>
      <text:p text:style-name="Preformatted_20_Text"/>
      <text:p text:style-name="Preformatted_20_Text">static void MX_GPIO_Init(void)</text:p>
      <text:p text:style-name="Preformatted_20_Text">{</text:p>
      <text:p text:style-name="Preformatted_20_Text"><text:s text:c="4"/>// Настройка GPIO (опущено для краткости)</text:p>
      <text:p text:style-name="P1">}</text:p>
      <text:p text:style-name="Horizontal_20_Line"/>
      <text:h text:style-name="Heading_20_3" text:outline-level="3">Объяснение кода:</text:h>
      <text:list text:style-name="L22">
        <text:list-item>
          <text:p text:style-name="P25"><text:span text:style-name="Strong_20_Emphasis">Настройка таймера:</text:span></text:p>
          <text:list>
            <text:list-item>
              <text:p text:style-name="P25">Таймер TIM2 настроен на генерацию прерываний с периодом 10000 тиков.</text:p>
            </text:list-item>
          </text:list>
        </text:list-item>
        <text:list-item>
          <text:p text:style-name="P25"><text:span text:style-name="Strong_20_Emphasis">Обработчик прерывания:</text:span></text:p>
          <text:list>
            <text:list-item>
              <text:p text:style-name="P25">В обработчике прерывания от таймера вызывается функция <text:span text:style-name="Source_20_Text">PWR_CPU2_Wakeup()</text:span>, которая пробуждает CPU2.</text:p>
            </text:list-item>
          </text:list>
        </text:list-item>
        <text:list-item>
          <text:p text:style-name="P25"><text:span text:style-name="Strong_20_Emphasis">Перевод CPU2 в Stop Mode:</text:span></text:p>
          <text:list>
            <text:list-item>
              <text:p text:style-name="P25">В основном цикле CPU1 переводит CPU2 в режим Stop с помощью функции <text:span text:style-name="Source_20_Text">PWR_CPU2_ForceStop()</text:span>.</text:p>
            </text:list-item>
          </text:list>
        </text:list-item>
        <text:list-item>
          <text:p text:style-name="P25"><text:span text:style-name="Strong_20_Emphasis">Пробуждение CPU2:</text:span></text:p>
          <text:list>
            <text:list-item>
              <text:p text:style-name="P25">Когда таймер сработает, CPU2 будет пробужден прерыванием от таймера.</text:p>
            </text:list-item>
          </text:list>
        </text:list-item>
      </text:list>
      <text:p text:style-name="Horizontal_20_Line"/>
      <text:h text:style-name="Heading_20_3" text:outline-level="3">Как убедиться, что таймер может пробудить CPU2:</text:h>
      <text:list text:style-name="L23">
        <text:list-item>
          <text:p text:style-name="P26"><text:span text:style-name="Strong_20_Emphasis">Проверка регистра PWR_CPU2_CR:</text:span></text:p>
          <text:list>
            <text:list-item>
              <text:p text:style-name="P26"><text:soft-page-break/>Убедитесь, что бит <text:span text:style-name="Source_20_Text">PWR_CPU2_CR_WUF</text:span> установлен, что указывает на то, что CPU2 был пробужден.</text:p>
            </text:list-item>
          </text:list>
        </text:list-item>
        <text:list-item>
          <text:p text:style-name="P26"><text:span text:style-name="Strong_20_Emphasis">Логирование или отладка:</text:span></text:p>
          <text:list>
            <text:list-item>
              <text:p text:style-name="P26">Используйте отладчик или логирование, чтобы убедиться, что CPU2 действительно пробуждается после срабатывания таймера.</text:p>
            </text:list-item>
          </text:list>
        </text:list-item>
        <text:list-item>
          <text:p text:style-name="P26"><text:span text:style-name="Strong_20_Emphasis">Светодиод или другой индикатор:</text:span></text:p>
          <text:list>
            <text:list-item>
              <text:p text:style-name="P26">В обработчике прерывания от таймера можно включить светодиод или выполнить другое действие, чтобы убедиться, что CPU2 пробудился.</text:p>
            </text:list-item>
          </text:list>
        </text:list-item>
      </text:list>
      <text:p text:style-name="Horizontal_20_Line"/>
      <text:h text:style-name="Heading_20_3" text:outline-level="3">Дополнительные замечания:</text:h>
      <text:list text:style-name="L24">
        <text:list-item>
          <text:p text:style-name="P27"><text:span text:style-name="Strong_20_Emphasis">Настройка прерываний:</text:span></text:p>
          <text:list>
            <text:list-item>
              <text:p text:style-name="P27">Убедитесь, что прерывания от таймера настроены с достаточным приоритетом для пробуждения CPU2.</text:p>
            </text:list-item>
          </text:list>
        </text:list-item>
        <text:list-item>
          <text:p text:style-name="P27"><text:span text:style-name="Strong_20_Emphasis">Система управления питанием:</text:span></text:p>
          <text:list>
            <text:list-item>
              <text:p text:style-name="P27">Убедитесь, что система управления питанием настроена так, чтобы разрешать пробуждение CPU2 от прерываний.</text:p>
            </text:list-item>
          </text:list>
        </text:list-item>
        <text:list-item>
          <text:p text:style-name="P27"><text:span text:style-name="Strong_20_Emphasis">Тестирование:</text:span></text:p>
          <text:list>
            <text:list-item>
              <text:p text:style-name="P27">Проверьте, что CPU2 действительно пробуждается при срабатывании таймера, и что он продолжает работать после пробуждения.</text:p>
            </text:list-item>
          </text:list>
        </text:list-item>
      </text:list>
      <text:p text:style-name="Horizontal_20_Line"/>
      <text:h text:style-name="Heading_20_3" text:outline-level="3">Пример проверки пробуждения CPU2:</text:h>
      <text:p text:style-name="P4">c</text:p>
      <text:p text:style-name="Text_20_body">Copy</text:p>
      <text:p text:style-name="Preformatted_20_Text">void TIM2_IRQHandler(void)</text:p>
      <text:p text:style-name="Preformatted_20_Text">{</text:p>
      <text:p text:style-name="Preformatted_20_Text"><text:s text:c="4"/>// Обработка прерывания от таймера</text:p>
      <text:p text:style-name="Preformatted_20_Text"><text:s text:c="4"/>HAL_TIM_IRQHandler(&amp;htim);</text:p>
      <text:p text:style-name="Preformatted_20_Text"/>
      <text:p text:style-name="Preformatted_20_Text"><text:s text:c="4"/>// Пробуждение CPU2</text:p>
      <text:p text:style-name="Preformatted_20_Text"><text:s text:c="4"/>PWR_CPU2_Wakeup();</text:p>
      <text:p text:style-name="Preformatted_20_Text"/>
      <text:p text:style-name="Preformatted_20_Text"><text:s text:c="4"/>// Убедимся, что CPU2 пробудился</text:p>
      <text:p text:style-name="Preformatted_20_Text"><text:s text:c="4"/>if (PWR_CPU2_IsAwake())</text:p>
      <text:p text:style-name="Preformatted_20_Text"><text:s text:c="4"/>{</text:p>
      <text:p text:style-name="Preformatted_20_Text"><text:s text:c="8"/>// CPU2 пробудился</text:p>
      <text:p text:style-name="Preformatted_20_Text"><text:s text:c="8"/>HAL_GPIO_TogglePin(GPIOA, GPIO_PIN_5); // Мигаем светодиодом</text:p>
      <text:p text:style-name="Preformatted_20_Text"><text:s text:c="4"/>}</text:p>
      <text:p text:style-name="P1">}</text:p>
      <text:p text:style-name="Horizontal_20_Line"/>
      <text:p text:style-name="Text_20_body"><text:soft-page-break/>Этот пример демонстрирует, как настроить таймер для пробуждения CPU2 на STM32WBA5x. В реальных приложениях вы можете адаптировать этот подход в зависимости от ваших требований.</text:p>
      <text:p text:style-name="Text_20_body">Как настроить автоматический выход cpu2 из stop mode ?</text:p>
      <text:p text:style-name="Text_20_body">Автоматический выход <text:span text:style-name="Strong_20_Emphasis">CPU2</text:span> из режима <text:span text:style-name="Strong_20_Emphasis">Stop Mode</text:span> на STM32WBA5x происходит при возникновении определенных событий, таких как прерывания от BLE, радиопротоколов, IPC или других источников. Для настройки автоматического выхода CPU2 из Stop Mode необходимо:</text:p>
      <text:list text:style-name="L25">
        <text:list-item>
          <text:p text:style-name="P28"><text:span text:style-name="Strong_20_Emphasis">Настроить источники событий:</text:span></text:p>
          <text:list>
            <text:list-item>
              <text:p text:style-name="P28">BLE-события, радио-события, IPC-события или системные прерывания.</text:p>
            </text:list-item>
          </text:list>
        </text:list-item>
        <text:list-item>
          <text:p text:style-name="P28"><text:span text:style-name="Strong_20_Emphasis">Убедиться, что CPU2 настроен на обработку этих событий:</text:span></text:p>
          <text:list>
            <text:list-item>
              <text:p text:style-name="P28">Например, зарегистрировать обработчики IPC или настроить BLE-стек.</text:p>
            </text:list-item>
          </text:list>
        </text:list-item>
        <text:list-item>
          <text:p text:style-name="P28"><text:span text:style-name="Strong_20_Emphasis">Перевести CPU2 в Stop Mode:</text:span></text:p>
          <text:list>
            <text:list-item>
              <text:p text:style-name="P28">Использовать функцию <text:span text:style-name="Source_20_Text">PWR_CPU2_ForceStop()</text:span>.</text:p>
            </text:list-item>
          </text:list>
        </text:list-item>
      </text:list>
      <text:p text:style-name="Horizontal_20_Line"/>
      <text:h text:style-name="Heading_20_3" text:outline-level="3">Шаги для настройки автоматического выхода CPU2 из Stop Mode:</text:h>
      <text:list text:style-name="L26">
        <text:list-item>
          <text:p text:style-name="P29"><text:span text:style-name="Strong_20_Emphasis">Настройка BLE-событий:</text:span></text:p>
          <text:list>
            <text:list-item>
              <text:p text:style-name="P29">Убедитесь, что BLE-стек настроен на генерацию событий для CPU2.</text:p>
            </text:list-item>
          </text:list>
        </text:list-item>
        <text:list-item>
          <text:p text:style-name="P29"><text:span text:style-name="Strong_20_Emphasis">Настройка IPC-событий:</text:span></text:p>
          <text:list>
            <text:list-item>
              <text:p text:style-name="P29">Настройте IPC для отправки команд от CPU1 к CPU2.</text:p>
            </text:list-item>
          </text:list>
        </text:list-item>
        <text:list-item>
          <text:p text:style-name="P29"><text:span text:style-name="Strong_20_Emphasis">Настройка системных событий:</text:span></text:p>
          <text:list>
            <text:list-item>
              <text:p text:style-name="P29">Настройте прерывания или таймеры, которые могут пробудить CPU2.</text:p>
            </text:list-item>
          </text:list>
        </text:list-item>
        <text:list-item>
          <text:p text:style-name="P29"><text:span text:style-name="Strong_20_Emphasis">Перевод CPU2 в Stop Mode:</text:span></text:p>
          <text:list>
            <text:list-item>
              <text:p text:style-name="P29">Используйте функцию <text:span text:style-name="Source_20_Text">PWR_CPU2_ForceStop()</text:span>.</text:p>
            </text:list-item>
          </text:list>
        </text:list-item>
      </text:list>
      <text:p text:style-name="Horizontal_20_Line"/>
      <text:h text:style-name="Heading_20_3" text:outline-level="3">Пример кода для автоматического выхода CPU2 из Stop Mode:</text:h>
      <text:h text:style-name="Heading_20_4" text:outline-level="4">1. <text:span text:style-name="Strong_20_Emphasis">Настройка BLE-событий:</text:span></text:h>
      <text:p text:style-name="Text_20_body">BLE-стек на STM32WBA5x автоматически генерирует события для CPU2. Для настройки BLE-событий необходимо:</text:p>
      <text:list text:style-name="L27">
        <text:list-item>
          <text:p text:style-name="P30">Убедиться, что BLE-стек инициализирован.</text:p>
        </text:list-item>
        <text:list-item>
          <text:p text:style-name="P30">Настроить BLE-параметры (например, реклама, соединение и т.д.).</text:p>
        </text:list-item>
      </text:list>
      <text:p text:style-name="Text_20_body">Пример инициализации BLE-стека:</text:p>
      <text:p text:style-name="P4">c</text:p>
      <text:p text:style-name="Text_20_body"><text:soft-page-break/>Copy</text:p>
      <text:p text:style-name="Preformatted_20_Text">#include "stm32wbaxx_hal.h"</text:p>
      <text:p text:style-name="Preformatted_20_Text">#include "stm32_wpan_common.h"</text:p>
      <text:p text:style-name="Preformatted_20_Text"/>
      <text:p text:style-name="Preformatted_20_Text">void BLE_Init(void)</text:p>
      <text:p text:style-name="Preformatted_20_Text">{</text:p>
      <text:p text:style-name="Preformatted_20_Text"><text:s text:c="4"/>// Инициализация BLE-стека</text:p>
      <text:p text:style-name="Preformatted_20_Text"><text:s text:c="4"/>UTIL_SEQ_Init();</text:p>
      <text:p text:style-name="Preformatted_20_Text"><text:s text:c="4"/>UTIL_TIMER_Init();</text:p>
      <text:p text:style-name="Preformatted_20_Text"><text:s text:c="4"/>UTIL_TIMER_Create(1, UTIL_TIMER_ONESHOT, NULL, NULL);</text:p>
      <text:p text:style-name="Preformatted_20_Text"/>
      <text:p text:style-name="Preformatted_20_Text"><text:s text:c="4"/>// Запуск BLE-стека</text:p>
      <text:p text:style-name="Preformatted_20_Text"><text:s text:c="4"/>UTIL_SEQ_SetTask(1 &lt;&lt; CFG_TASK_BLE_INIT_ID, CFG_SCH_PRIO_0);</text:p>
      <text:p text:style-name="P1">}</text:p>
      <text:p text:style-name="Text_20_body">После инициализации BLE-стека CPU2 будет автоматически пробуждаться при возникновении BLE-событий.</text:p>
      <text:p text:style-name="Horizontal_20_Line"/>
      <text:h text:style-name="Heading_20_4" text:outline-level="4">2. <text:span text:style-name="Strong_20_Emphasis">Настройка IPC-событий:</text:span></text:h>
      <text:p text:style-name="Text_20_body">Для настройки IPC-событий необходимо:</text:p>
      <text:list text:style-name="L28">
        <text:list-item>
          <text:p text:style-name="P31">Зарегистрировать обработчики IPC на CPU2.</text:p>
        </text:list-item>
        <text:list-item>
          <text:p text:style-name="P31">Отправлять команды от CPU1 через IPC.</text:p>
        </text:list-item>
      </text:list>
      <text:p text:style-name="Text_20_body">Пример настройки IPC:</text:p>
      <text:p text:style-name="P4">c</text:p>
      <text:p text:style-name="Text_20_body">Copy</text:p>
      <text:p text:style-name="Preformatted_20_Text">#include "stm32wbaxx_hal.h"</text:p>
      <text:p text:style-name="Preformatted_20_Text">#include "stm32_wpan_common.h"</text:p>
      <text:p text:style-name="Preformatted_20_Text">#include "ipc_common.h"</text:p>
      <text:p text:style-name="Preformatted_20_Text"/>
      <text:p text:style-name="Preformatted_20_Text">void IPC_WakeupHandler(void)</text:p>
      <text:p text:style-name="Preformatted_20_Text">{</text:p>
      <text:p text:style-name="Preformatted_20_Text"><text:s text:c="4"/>// Действия при получении команды пробуждения</text:p>
      <text:p text:style-name="Preformatted_20_Text"><text:s text:c="4"/>__NOP();</text:p>
      <text:p text:style-name="Preformatted_20_Text">}</text:p>
      <text:p text:style-name="Preformatted_20_Text"/>
      <text:p text:style-name="Preformatted_20_Text">void CPU2_IPC_Setup(void)</text:p>
      <text:p text:style-name="Preformatted_20_Text">{</text:p>
      <text:p text:style-name="Preformatted_20_Text"><text:s text:c="4"/>// Регистрация обработчиков IPC</text:p>
      <text:p text:style-name="Preformatted_20_Text"><text:s text:c="4"/>IPC_RegisterHandler(IPC_HW_CMD_WAKEUP_CPU2, IPC_WakeupHandler);</text:p>
      <text:p text:style-name="Preformatted_20_Text">}</text:p>
      <text:p text:style-name="Preformatted_20_Text"/>
      <text:p text:style-name="Preformatted_20_Text">int main(void)</text:p>
      <text:p text:style-name="Preformatted_20_Text">{</text:p>
      <text:p text:style-name="Preformatted_20_Text"><text:s text:c="4"/>// Инициализация CPU2</text:p>
      <text:p text:style-name="Preformatted_20_Text"><text:s text:c="4"/>CPU2_Init();</text:p>
      <text:p text:style-name="Preformatted_20_Text"/>
      <text:p text:style-name="Preformatted_20_Text"><text:s text:c="4"/>// Настройка IPC</text:p>
      <text:p text:style-name="Preformatted_20_Text"><text:s text:c="4"/>CPU2_IPC_Setup();</text:p>
      <text:p text:style-name="Preformatted_20_Text"/>
      <text:p text:style-name="Preformatted_20_Text"><text:s text:c="4"/>// Основной цикл CPU2</text:p>
      <text:p text:style-name="Preformatted_20_Text"><text:s text:c="4"/>while (1)</text:p>
      <text:p text:style-name="Preformatted_20_Text"><text:s text:c="4"/>{</text:p>
      <text:p text:style-name="Preformatted_20_Text"><text:s text:c="8"/>// Обработка событий BLE или других задач</text:p>
      <text:p text:style-name="Preformatted_20_Text"><text:soft-page-break/><text:s text:c="4"/>}</text:p>
      <text:p text:style-name="P1">}</text:p>
      <text:p text:style-name="Horizontal_20_Line"/>
      <text:h text:style-name="Heading_20_4" text:outline-level="4">3. <text:span text:style-name="Strong_20_Emphasis">Настройка системных событий:</text:span></text:h>
      <text:p text:style-name="Text_20_body">Системные события могут быть сгенерированы прерываниями от таймеров или других периферийных устройств. Для настройки таких событий необходимо:</text:p>
      <text:list text:style-name="L29">
        <text:list-item>
          <text:p text:style-name="P32">Настроить таймер или периферийное устройство.</text:p>
        </text:list-item>
        <text:list-item>
          <text:p text:style-name="P32">Убедиться, что прерывания настроены для пробуждения CPU2.</text:p>
        </text:list-item>
      </text:list>
      <text:p text:style-name="Text_20_body">Пример настройки таймера для пробуждения CPU2:</text:p>
      <text:p text:style-name="P4">c</text:p>
      <text:p text:style-name="Text_20_body">Copy</text:p>
      <text:p text:style-name="Preformatted_20_Text">#include "stm32wbaxx_hal.h"</text:p>
      <text:p text:style-name="Preformatted_20_Text"/>
      <text:p text:style-name="Preformatted_20_Text">void TIM_Init(void)</text:p>
      <text:p text:style-name="Preformatted_20_Text">{</text:p>
      <text:p text:style-name="Preformatted_20_Text"><text:s text:c="4"/>// Настройка таймера TIM2</text:p>
      <text:p text:style-name="Preformatted_20_Text"><text:s text:c="4"/>__HAL_RCC_TIM2_CLK_ENABLE();</text:p>
      <text:p text:style-name="Preformatted_20_Text"/>
      <text:p text:style-name="Preformatted_20_Text"><text:s text:c="4"/>TIM_HandleTypeDef htim;</text:p>
      <text:p text:style-name="Preformatted_20_Text"><text:s text:c="4"/>htim.Instance = TIM2;</text:p>
      <text:p text:style-name="Preformatted_20_Text"><text:s text:c="4"/>htim.Init.Prescaler = 0;</text:p>
      <text:p text:style-name="Preformatted_20_Text"><text:s text:c="4"/>htim.Init.CounterMode = TIM_COUNTERMODE_UP;</text:p>
      <text:p text:style-name="Preformatted_20_Text"><text:s text:c="4"/>htim.Init.Period = 1000; // Период таймера</text:p>
      <text:p text:style-name="Preformatted_20_Text"><text:s text:c="4"/>htim.Init.ClockDivision = TIM_CLOCKDIVISION_DIV1;</text:p>
      <text:p text:style-name="Preformatted_20_Text"><text:s text:c="4"/>htim.Init.AutoReloadPreload = TIM_AUTORELOAD_PRELOAD_DISABLE;</text:p>
      <text:p text:style-name="Preformatted_20_Text"/>
      <text:p text:style-name="Preformatted_20_Text"><text:s text:c="4"/>HAL_TIM_Base_Init(&amp;htim);</text:p>
      <text:p text:style-name="Preformatted_20_Text"/>
      <text:p text:style-name="Preformatted_20_Text"><text:s text:c="4"/>// Настройка прерывания</text:p>
      <text:p text:style-name="Preformatted_20_Text"><text:s text:c="4"/>HAL_NVIC_SetPriority(TIM2_IRQn, 0, 0);</text:p>
      <text:p text:style-name="Preformatted_20_Text"><text:s text:c="4"/>HAL_NVIC_EnableIRQ(TIM2_IRQn);</text:p>
      <text:p text:style-name="Preformatted_20_Text"/>
      <text:p text:style-name="Preformatted_20_Text"><text:s text:c="4"/>// Запуск таймера</text:p>
      <text:p text:style-name="Preformatted_20_Text"><text:s text:c="4"/>HAL_TIM_Base_Start_IT(&amp;htim);</text:p>
      <text:p text:style-name="Preformatted_20_Text">}</text:p>
      <text:p text:style-name="Preformatted_20_Text"/>
      <text:p text:style-name="Preformatted_20_Text">void TIM2_IRQHandler(void)</text:p>
      <text:p text:style-name="Preformatted_20_Text">{</text:p>
      <text:p text:style-name="Preformatted_20_Text"><text:s text:c="4"/>// Обработка прерывания от таймера</text:p>
      <text:p text:style-name="Preformatted_20_Text"><text:s text:c="4"/>HAL_TIM_IRQHandler(&amp;htim);</text:p>
      <text:p text:style-name="Preformatted_20_Text"/>
      <text:p text:style-name="Preformatted_20_Text"><text:s text:c="4"/>// Пробуждение CPU2</text:p>
      <text:p text:style-name="Preformatted_20_Text"><text:s text:c="4"/>PWR_CPU2_Wakeup();</text:p>
      <text:p text:style-name="P1">}</text:p>
      <text:p text:style-name="Horizontal_20_Line"/>
      <text:h text:style-name="Heading_20_4" text:outline-level="4">4. <text:span text:style-name="Strong_20_Emphasis">Перевод CPU2 в Stop Mode:</text:span></text:h>
      <text:p text:style-name="P4">c</text:p>
      <text:p text:style-name="Text_20_body">Copy</text:p>
      <text:p text:style-name="Preformatted_20_Text">#include "stm32wbaxx_hal.h"</text:p>
      <text:p text:style-name="Preformatted_20_Text">#include "stm32_wpan_common.h"</text:p>
      <text:p text:style-name="Preformatted_20_Text"><text:soft-page-break/></text:p>
      <text:p text:style-name="Preformatted_20_Text">void SystemClock_Config(void);</text:p>
      <text:p text:style-name="Preformatted_20_Text">static void MX_GPIO_Init(void);</text:p>
      <text:p text:style-name="Preformatted_20_Text"/>
      <text:p text:style-name="Preformatted_20_Text">int main(void)</text:p>
      <text:p text:style-name="Preformatted_20_Text">{</text:p>
      <text:p text:style-name="Preformatted_20_Text"><text:s text:c="4"/>// Инициализация HAL</text:p>
      <text:p text:style-name="Preformatted_20_Text"><text:s text:c="4"/>HAL_Init();</text:p>
      <text:p text:style-name="Preformatted_20_Text"/>
      <text:p text:style-name="Preformatted_20_Text"><text:s text:c="4"/>// Настройка системного тактирования</text:p>
      <text:p text:style-name="Preformatted_20_Text"><text:s text:c="4"/>SystemClock_Config();</text:p>
      <text:p text:style-name="Preformatted_20_Text"/>
      <text:p text:style-name="Preformatted_20_Text"><text:s text:c="4"/>// Инициализация GPIO</text:p>
      <text:p text:style-name="Preformatted_20_Text"><text:s text:c="4"/>MX_GPIO_Init();</text:p>
      <text:p text:style-name="Preformatted_20_Text"/>
      <text:p text:style-name="Preformatted_20_Text"><text:s text:c="4"/>// Настройка таймера</text:p>
      <text:p text:style-name="Preformatted_20_Text"><text:s text:c="4"/>TIM_Init();</text:p>
      <text:p text:style-name="Preformatted_20_Text"/>
      <text:p text:style-name="Preformatted_20_Text"><text:s text:c="4"/>// Основной цикл</text:p>
      <text:p text:style-name="Preformatted_20_Text"><text:s text:c="4"/>while (1)</text:p>
      <text:p text:style-name="Preformatted_20_Text"><text:s text:c="4"/>{</text:p>
      <text:p text:style-name="Preformatted_20_Text"><text:s text:c="8"/>// Включаем светодиод</text:p>
      <text:p text:style-name="Preformatted_20_Text"><text:s text:c="8"/>HAL_GPIO_WritePin(GPIOA, GPIO_PIN_5, GPIO_PIN_SET);</text:p>
      <text:p text:style-name="Preformatted_20_Text"><text:s text:c="8"/>HAL_Delay(1000);</text:p>
      <text:p text:style-name="Preformatted_20_Text"/>
      <text:p text:style-name="Preformatted_20_Text"><text:s text:c="8"/>// Выключаем светодиод</text:p>
      <text:p text:style-name="Preformatted_20_Text"><text:s text:c="8"/>HAL_GPIO_WritePin(GPIOA, GPIO_PIN_5, GPIO_PIN_RESET);</text:p>
      <text:p text:style-name="Preformatted_20_Text"><text:s text:c="8"/>HAL_Delay(1000);</text:p>
      <text:p text:style-name="Preformatted_20_Text"/>
      <text:p text:style-name="Preformatted_20_Text"><text:s text:c="8"/>// Перевод CPU2 в режим Stop</text:p>
      <text:p text:style-name="Preformatted_20_Text"><text:s text:c="8"/>PWR_CPU2_ForceStop();</text:p>
      <text:p text:style-name="Preformatted_20_Text"/>
      <text:p text:style-name="Preformatted_20_Text"><text:s text:c="8"/>// После выхода из Stop Mode CPU2 будет пробужден прерыванием от таймера</text:p>
      <text:p text:style-name="Preformatted_20_Text"><text:s text:c="4"/>}</text:p>
      <text:p text:style-name="Preformatted_20_Text">}</text:p>
      <text:p text:style-name="Preformatted_20_Text"/>
      <text:p text:style-name="Preformatted_20_Text">void SystemClock_Config(void)</text:p>
      <text:p text:style-name="Preformatted_20_Text">{</text:p>
      <text:p text:style-name="Preformatted_20_Text"><text:s text:c="4"/>// Настройка тактирования (опущено для краткости)</text:p>
      <text:p text:style-name="Preformatted_20_Text">}</text:p>
      <text:p text:style-name="Preformatted_20_Text"/>
      <text:p text:style-name="Preformatted_20_Text">static void MX_GPIO_Init(void)</text:p>
      <text:p text:style-name="Preformatted_20_Text">{</text:p>
      <text:p text:style-name="Preformatted_20_Text"><text:s text:c="4"/>// Настройка GPIO (опущено для краткости)</text:p>
      <text:p text:style-name="P1">}</text:p>
      <text:p text:style-name="Horizontal_20_Line"/>
      <text:h text:style-name="Heading_20_3" text:outline-level="3">Объяснение кода:</text:h>
      <text:list text:style-name="L30">
        <text:list-item>
          <text:p text:style-name="P33"><text:span text:style-name="Strong_20_Emphasis">BLE-события:</text:span></text:p>
          <text:list>
            <text:list-item>
              <text:p text:style-name="P33">BLE-стек автоматически генерирует события для CPU2. Вам нужно только инициализировать BLE-стек.</text:p>
            </text:list-item>
          </text:list>
        </text:list-item>
        <text:list-item>
          <text:p text:style-name="P33"><text:span text:style-name="Strong_20_Emphasis">IPC-события:</text:span></text:p>
          <text:list>
            <text:list-item>
              <text:p text:style-name="P33">Для IPC-событий необходимо зарегистрировать обработчики на CPU2 и отправлять команды от CPU1.</text:p>
            </text:list-item>
          </text:list>
        </text:list-item>
        <text:list-item>
          <text:p text:style-name="P33"><text:span text:style-name="Strong_20_Emphasis">Системные события:</text:span></text:p>
          <text:list>
            <text:list-item>
              <text:p text:style-name="P33"><text:soft-page-break/>Для системных событий (например, таймеры) необходимо настроить прерывания и убедиться, что они могут пробудить CPU2.</text:p>
            </text:list-item>
          </text:list>
        </text:list-item>
        <text:list-item>
          <text:p text:style-name="P33"><text:span text:style-name="Strong_20_Emphasis">Перевод CPU2 в Stop Mode:</text:span></text:p>
          <text:list>
            <text:list-item>
              <text:p text:style-name="P33">Используйте функцию <text:span text:style-name="Source_20_Text">PWR_CPU2_ForceStop()</text:span> для перевода CPU2 в режим Stop.</text:p>
            </text:list-item>
          </text:list>
        </text:list-item>
      </text:list>
      <text:p text:style-name="Horizontal_20_Line"/>
      <text:h text:style-name="Heading_20_3" text:outline-level="3">Дополнительные замечания:</text:h>
      <text:list text:style-name="L31">
        <text:list-item>
          <text:p text:style-name="P34"><text:span text:style-name="Strong_20_Emphasis">Автоматическое пробуждение:</text:span></text:p>
          <text:list>
            <text:list-item>
              <text:p text:style-name="P34">BLE-события и IPC-события автоматически пробуждают CPU2, если они настроены правильно.</text:p>
            </text:list-item>
          </text:list>
        </text:list-item>
        <text:list-item>
          <text:p text:style-name="P34"><text:span text:style-name="Strong_20_Emphasis">Системные события:</text:span></text:p>
          <text:list>
            <text:list-item>
              <text:p text:style-name="P34">Для системных событий (например, таймеры) необходимо явно настроить прерывания и убедиться, что они могут пробудить CPU2.</text:p>
            </text:list-item>
          </text:list>
        </text:list-item>
        <text:list-item>
          <text:p text:style-name="P34"><text:span text:style-name="Strong_20_Emphasis">Энергосбережение:</text:span></text:p>
          <text:list>
            <text:list-item>
              <text:p text:style-name="P34">Настройка событий для пробуждения CPU2 позволяет эффективно управлять энергопотреблением, переводя CPU2 в режим Stop, когда он не используется.</text:p>
            </text:list-item>
          </text:list>
        </text:list-item>
      </text:list>
      <text:p text:style-name="Horizontal_20_Line"/>
      <text:p text:style-name="Text_20_body">Этот пример демонстрирует, как настроить автоматический выход CPU2 из Stop Mode на STM32WBA5x. В реальных приложениях вы можете адаптировать этот подход в зависимости от ваших требований.</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3T14:51:17.275408121</meta:creation-date>
    <dc:date>2024-12-23T14:52:18.567201138</dc:date>
    <meta:editing-duration>PT1M2S</meta:editing-duration>
    <meta:editing-cycles>1</meta:editing-cycles>
    <meta:document-statistic meta:table-count="0" meta:image-count="0" meta:object-count="0" meta:page-count="25" meta:paragraph-count="856" meta:word-count="3784" meta:character-count="32831" meta:non-whitespace-character-count="28165"/>
    <meta:generator>LibreOffice/7.4.7.2$Linux_X86_64 LibreOffice_project/40$Build-2</meta:generator>
  </office:meta>
</office:document-meta>
</file>